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2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-0.396194" calcext:value-type="float">
            <text:p>-0.396194</text:p>
          </table:table-cell>
          <table:table-cell office:value-type="float" office:value="0" calcext:value-type="float">
            <text:p>0</text:p>
          </table:table-cell>
          <table:table-cell office:value-type="float" office:value="0.721206" calcext:value-type="float">
            <text:p>0.721206</text:p>
          </table:table-cell>
          <table:table-cell office:value-type="float" office:value="0" calcext:value-type="float">
            <text:p>0</text:p>
          </table:table-cell>
          <table:table-cell office:value-type="float" office:value="0.200535" calcext:value-type="float">
            <text:p>0.200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-0.396194" calcext:value-type="float">
            <text:p>-0.396194</text:p>
          </table:table-cell>
          <table:table-cell office:value-type="float" office:value="0" calcext:value-type="float">
            <text:p>0</text:p>
          </table:table-cell>
          <table:table-cell office:value-type="float" office:value="0.721206" calcext:value-type="float">
            <text:p>0.721206</text:p>
          </table:table-cell>
          <table:table-cell office:value-type="float" office:value="0" calcext:value-type="float">
            <text:p>0</text:p>
          </table:table-cell>
          <table:table-cell office:value-type="float" office:value="0.200535" calcext:value-type="float">
            <text:p>0.200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.2166" calcext:value-type="float">
            <text:p>58.2166</text:p>
          </table:table-cell>
          <table:table-cell office:value-type="float" office:value="58.1924" calcext:value-type="float">
            <text:p>58.1924</text:p>
          </table:table-cell>
          <table:table-cell office:value-type="float" office:value="58.2977" calcext:value-type="float">
            <text:p>58.2977</text:p>
          </table:table-cell>
          <table:table-cell office:value-type="string" calcext:value-type="string">
            <text:p><text:s/></text:p>
          </table:table-cell>
          <table:table-cell office:value-type="float" office:value="-0.00545954" calcext:value-type="float">
            <text:p>-0.00545954</text:p>
          </table:table-cell>
          <table:table-cell office:value-type="float" office:value="-0.391622" calcext:value-type="float">
            <text:p>-0.391622</text:p>
          </table:table-cell>
          <table:table-cell office:value-type="float" office:value="-0.00588514" calcext:value-type="float">
            <text:p>-0.00588514</text:p>
          </table:table-cell>
          <table:table-cell office:value-type="float" office:value="0.720232" calcext:value-type="float">
            <text:p>0.720232</text:p>
          </table:table-cell>
          <table:table-cell office:value-type="float" office:value="-0.0021851" calcext:value-type="float">
            <text:p>-0.0021851</text:p>
          </table:table-cell>
          <table:table-cell office:value-type="float" office:value="0.198287" calcext:value-type="float">
            <text:p>0.198287</text:p>
          </table:table-cell>
          <table:table-cell office:value-type="float" office:value="-0.000891972" calcext:value-type="float">
            <text:p>-0.000891972</text:p>
          </table:table-cell>
          <table:table-cell office:value-type="string" calcext:value-type="string">
            <text:p><text:s/></text:p>
          </table:table-cell>
          <table:table-cell office:value-type="float" office:value="-0.545954" calcext:value-type="float">
            <text:p>-0.545954</text:p>
          </table:table-cell>
          <table:table-cell office:value-type="float" office:value="0.228613" calcext:value-type="float">
            <text:p>0.228613</text:p>
          </table:table-cell>
          <table:table-cell office:value-type="float" office:value="-0.294257" calcext:value-type="float">
            <text:p>-0.294257</text:p>
          </table:table-cell>
          <table:table-cell office:value-type="float" office:value="-0.0486798" calcext:value-type="float">
            <text:p>-0.0486798</text:p>
          </table:table-cell>
          <table:table-cell office:value-type="float" office:value="-0.109255" calcext:value-type="float">
            <text:p>-0.109255</text:p>
          </table:table-cell>
          <table:table-cell office:value-type="float" office:value="-0.112391" calcext:value-type="float">
            <text:p>-0.112391</text:p>
          </table:table-cell>
          <table:table-cell office:value-type="float" office:value="-0.0445986" calcext:value-type="float">
            <text:p>-0.044598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.0643" calcext:value-type="float">
            <text:p>57.0643</text:p>
          </table:table-cell>
          <table:table-cell office:value-type="float" office:value="57.7158" calcext:value-type="float">
            <text:p>57.7158</text:p>
          </table:table-cell>
          <table:table-cell office:value-type="float" office:value="57.8146" calcext:value-type="float">
            <text:p>57.8146</text:p>
          </table:table-cell>
          <table:table-cell office:value-type="string" calcext:value-type="string">
            <text:p><text:s/></text:p>
          </table:table-cell>
          <table:table-cell office:value-type="float" office:value="-0.0108087" calcext:value-type="float">
            <text:p>-0.0108087</text:p>
          </table:table-cell>
          <table:table-cell office:value-type="float" office:value="-0.385986" calcext:value-type="float">
            <text:p>-0.385986</text:p>
          </table:table-cell>
          <table:table-cell office:value-type="float" office:value="-0.0117844" calcext:value-type="float">
            <text:p>-0.0117844</text:p>
          </table:table-cell>
          <table:table-cell office:value-type="float" office:value="0.718848" calcext:value-type="float">
            <text:p>0.718848</text:p>
          </table:table-cell>
          <table:table-cell office:value-type="float" office:value="-0.00429929" calcext:value-type="float">
            <text:p>-0.00429929</text:p>
          </table:table-cell>
          <table:table-cell office:value-type="float" office:value="0.195398" calcext:value-type="float">
            <text:p>0.195398</text:p>
          </table:table-cell>
          <table:table-cell office:value-type="float" office:value="-0.00175809" calcext:value-type="float">
            <text:p>-0.00175809</text:p>
          </table:table-cell>
          <table:table-cell office:value-type="string" calcext:value-type="string">
            <text:p><text:s/></text:p>
          </table:table-cell>
          <table:table-cell office:value-type="float" office:value="-0.534914" calcext:value-type="float">
            <text:p>-0.534914</text:p>
          </table:table-cell>
          <table:table-cell office:value-type="float" office:value="0.281778" calcext:value-type="float">
            <text:p>0.281778</text:p>
          </table:table-cell>
          <table:table-cell office:value-type="float" office:value="-0.294966" calcext:value-type="float">
            <text:p>-0.294966</text:p>
          </table:table-cell>
          <table:table-cell office:value-type="float" office:value="-0.0691815" calcext:value-type="float">
            <text:p>-0.0691815</text:p>
          </table:table-cell>
          <table:table-cell office:value-type="float" office:value="-0.10571" calcext:value-type="float">
            <text:p>-0.10571</text:p>
          </table:table-cell>
          <table:table-cell office:value-type="float" office:value="-0.144453" calcext:value-type="float">
            <text:p>-0.144453</text:p>
          </table:table-cell>
          <table:table-cell office:value-type="float" office:value="-0.0433057" calcext:value-type="float">
            <text:p>-0.043305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.9915" calcext:value-type="float">
            <text:p>55.9915</text:p>
          </table:table-cell>
          <table:table-cell office:value-type="float" office:value="57.4449" calcext:value-type="float">
            <text:p>57.4449</text:p>
          </table:table-cell>
          <table:table-cell office:value-type="float" office:value="57.8582" calcext:value-type="float">
            <text:p>57.8582</text:p>
          </table:table-cell>
          <table:table-cell office:value-type="string" calcext:value-type="string">
            <text:p><text:s/></text:p>
          </table:table-cell>
          <table:table-cell office:value-type="float" office:value="-0.0160607" calcext:value-type="float">
            <text:p>-0.0160607</text:p>
          </table:table-cell>
          <table:table-cell office:value-type="float" office:value="-0.378671" calcext:value-type="float">
            <text:p>-0.378671</text:p>
          </table:table-cell>
          <table:table-cell office:value-type="float" office:value="-0.0177464" calcext:value-type="float">
            <text:p>-0.0177464</text:p>
          </table:table-cell>
          <table:table-cell office:value-type="float" office:value="0.716964" calcext:value-type="float">
            <text:p>0.716964</text:p>
          </table:table-cell>
          <table:table-cell office:value-type="float" office:value="-0.00637269" calcext:value-type="float">
            <text:p>-0.00637269</text:p>
          </table:table-cell>
          <table:table-cell office:value-type="float" office:value="0.191618" calcext:value-type="float">
            <text:p>0.191618</text:p>
          </table:table-cell>
          <table:table-cell office:value-type="float" office:value="-0.00262413" calcext:value-type="float">
            <text:p>-0.00262413</text:p>
          </table:table-cell>
          <table:table-cell office:value-type="string" calcext:value-type="string">
            <text:p><text:s/></text:p>
          </table:table-cell>
          <table:table-cell office:value-type="float" office:value="-0.525203" calcext:value-type="float">
            <text:p>-0.525203</text:p>
          </table:table-cell>
          <table:table-cell office:value-type="float" office:value="0.36575" calcext:value-type="float">
            <text:p>0.36575</text:p>
          </table:table-cell>
          <table:table-cell office:value-type="float" office:value="-0.298098" calcext:value-type="float">
            <text:p>-0.298098</text:p>
          </table:table-cell>
          <table:table-cell office:value-type="float" office:value="-0.0942142" calcext:value-type="float">
            <text:p>-0.0942142</text:p>
          </table:table-cell>
          <table:table-cell office:value-type="float" office:value="-0.10367" calcext:value-type="float">
            <text:p>-0.10367</text:p>
          </table:table-cell>
          <table:table-cell office:value-type="float" office:value="-0.189019" calcext:value-type="float">
            <text:p>-0.189019</text:p>
          </table:table-cell>
          <table:table-cell office:value-type="float" office:value="-0.0433022" calcext:value-type="float">
            <text:p>-0.043302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.9415" calcext:value-type="float">
            <text:p>54.9415</text:p>
          </table:table-cell>
          <table:table-cell office:value-type="float" office:value="56.9448" calcext:value-type="float">
            <text:p>56.9448</text:p>
          </table:table-cell>
          <table:table-cell office:value-type="float" office:value="57.9654" calcext:value-type="float">
            <text:p>57.9654</text:p>
          </table:table-cell>
          <table:table-cell office:value-type="string" calcext:value-type="string">
            <text:p><text:s/></text:p>
          </table:table-cell>
          <table:table-cell office:value-type="float" office:value="-0.0212018" calcext:value-type="float">
            <text:p>-0.0212018</text:p>
          </table:table-cell>
          <table:table-cell office:value-type="float" office:value="-0.369104" calcext:value-type="float">
            <text:p>-0.369104</text:p>
          </table:table-cell>
          <table:table-cell office:value-type="float" office:value="-0.0237656" calcext:value-type="float">
            <text:p>-0.0237656</text:p>
          </table:table-cell>
          <table:table-cell office:value-type="float" office:value="0.714466" calcext:value-type="float">
            <text:p>0.714466</text:p>
          </table:table-cell>
          <table:table-cell office:value-type="float" office:value="-0.00846049" calcext:value-type="float">
            <text:p>-0.00846049</text:p>
          </table:table-cell>
          <table:table-cell office:value-type="float" office:value="0.18671" calcext:value-type="float">
            <text:p>0.18671</text:p>
          </table:table-cell>
          <table:table-cell office:value-type="float" office:value="-0.00354014" calcext:value-type="float">
            <text:p>-0.00354014</text:p>
          </table:table-cell>
          <table:table-cell office:value-type="string" calcext:value-type="string">
            <text:p><text:s/></text:p>
          </table:table-cell>
          <table:table-cell office:value-type="float" office:value="-0.514106" calcext:value-type="float">
            <text:p>-0.514106</text:p>
          </table:table-cell>
          <table:table-cell office:value-type="float" office:value="0.478382" calcext:value-type="float">
            <text:p>0.478382</text:p>
          </table:table-cell>
          <table:table-cell office:value-type="float" office:value="-0.300959" calcext:value-type="float">
            <text:p>-0.300959</text:p>
          </table:table-cell>
          <table:table-cell office:value-type="float" office:value="-0.124916" calcext:value-type="float">
            <text:p>-0.124916</text:p>
          </table:table-cell>
          <table:table-cell office:value-type="float" office:value="-0.10439" calcext:value-type="float">
            <text:p>-0.10439</text:p>
          </table:table-cell>
          <table:table-cell office:value-type="float" office:value="-0.24538" calcext:value-type="float">
            <text:p>-0.24538</text:p>
          </table:table-cell>
          <table:table-cell office:value-type="float" office:value="-0.0458006" calcext:value-type="float">
            <text:p>-0.045800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.5487" calcext:value-type="float">
            <text:p>53.5487</text:p>
          </table:table-cell>
          <table:table-cell office:value-type="float" office:value="56.4006" calcext:value-type="float">
            <text:p>56.4006</text:p>
          </table:table-cell>
          <table:table-cell office:value-type="float" office:value="57.9485" calcext:value-type="float">
            <text:p>57.9485</text:p>
          </table:table-cell>
          <table:table-cell office:value-type="string" calcext:value-type="string">
            <text:p><text:s/></text:p>
          </table:table-cell>
          <table:table-cell office:value-type="float" office:value="-0.0261863" calcext:value-type="float">
            <text:p>-0.0261863</text:p>
          </table:table-cell>
          <table:table-cell office:value-type="float" office:value="-0.357341" calcext:value-type="float">
            <text:p>-0.357341</text:p>
          </table:table-cell>
          <table:table-cell office:value-type="float" office:value="-0.0299104" calcext:value-type="float">
            <text:p>-0.0299104</text:p>
          </table:table-cell>
          <table:table-cell office:value-type="float" office:value="0.711282" calcext:value-type="float">
            <text:p>0.711282</text:p>
          </table:table-cell>
          <table:table-cell office:value-type="float" office:value="-0.0104361" calcext:value-type="float">
            <text:p>-0.0104361</text:p>
          </table:table-cell>
          <table:table-cell office:value-type="float" office:value="0.180656" calcext:value-type="float">
            <text:p>0.180656</text:p>
          </table:table-cell>
          <table:table-cell office:value-type="float" office:value="-0.00440978" calcext:value-type="float">
            <text:p>-0.00440978</text:p>
          </table:table-cell>
          <table:table-cell office:value-type="string" calcext:value-type="string">
            <text:p><text:s/></text:p>
          </table:table-cell>
          <table:table-cell office:value-type="float" office:value="-0.498456" calcext:value-type="float">
            <text:p>-0.498456</text:p>
          </table:table-cell>
          <table:table-cell office:value-type="float" office:value="0.588134" calcext:value-type="float">
            <text:p>0.588134</text:p>
          </table:table-cell>
          <table:table-cell office:value-type="float" office:value="-0.307241" calcext:value-type="float">
            <text:p>-0.307241</text:p>
          </table:table-cell>
          <table:table-cell office:value-type="float" office:value="-0.159181" calcext:value-type="float">
            <text:p>-0.159181</text:p>
          </table:table-cell>
          <table:table-cell office:value-type="float" office:value="-0.0987816" calcext:value-type="float">
            <text:p>-0.0987816</text:p>
          </table:table-cell>
          <table:table-cell office:value-type="float" office:value="-0.302695" calcext:value-type="float">
            <text:p>-0.302695</text:p>
          </table:table-cell>
          <table:table-cell office:value-type="float" office:value="-0.0434817" calcext:value-type="float">
            <text:p>-0.043481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.2284" calcext:value-type="float">
            <text:p>52.2284</text:p>
          </table:table-cell>
          <table:table-cell office:value-type="float" office:value="55.9672" calcext:value-type="float">
            <text:p>55.9672</text:p>
          </table:table-cell>
          <table:table-cell office:value-type="float" office:value="58.0088" calcext:value-type="float">
            <text:p>58.0088</text:p>
          </table:table-cell>
          <table:table-cell office:value-type="string" calcext:value-type="string">
            <text:p><text:s/></text:p>
          </table:table-cell>
          <table:table-cell office:value-type="float" office:value="-0.0310324" calcext:value-type="float">
            <text:p>-0.0310324</text:p>
          </table:table-cell>
          <table:table-cell office:value-type="float" office:value="-0.344003" calcext:value-type="float">
            <text:p>-0.344003</text:p>
          </table:table-cell>
          <table:table-cell office:value-type="float" office:value="-0.0361307" calcext:value-type="float">
            <text:p>-0.0361307</text:p>
          </table:table-cell>
          <table:table-cell office:value-type="float" office:value="0.707561" calcext:value-type="float">
            <text:p>0.707561</text:p>
          </table:table-cell>
          <table:table-cell office:value-type="float" office:value="-0.0123263" calcext:value-type="float">
            <text:p>-0.0123263</text:p>
          </table:table-cell>
          <table:table-cell office:value-type="float" office:value="0.173832" calcext:value-type="float">
            <text:p>0.173832</text:p>
          </table:table-cell>
          <table:table-cell office:value-type="float" office:value="-0.00525209" calcext:value-type="float">
            <text:p>-0.00525209</text:p>
          </table:table-cell>
          <table:table-cell office:value-type="string" calcext:value-type="string">
            <text:p><text:s/></text:p>
          </table:table-cell>
          <table:table-cell office:value-type="float" office:value="-0.484606" calcext:value-type="float">
            <text:p>-0.484606</text:p>
          </table:table-cell>
          <table:table-cell office:value-type="float" office:value="0.666903" calcext:value-type="float">
            <text:p>0.666903</text:p>
          </table:table-cell>
          <table:table-cell office:value-type="float" office:value="-0.311017" calcext:value-type="float">
            <text:p>-0.311017</text:p>
          </table:table-cell>
          <table:table-cell office:value-type="float" office:value="-0.186082" calcext:value-type="float">
            <text:p>-0.186082</text:p>
          </table:table-cell>
          <table:table-cell office:value-type="float" office:value="-0.09451" calcext:value-type="float">
            <text:p>-0.09451</text:p>
          </table:table-cell>
          <table:table-cell office:value-type="float" office:value="-0.341221" calcext:value-type="float">
            <text:p>-0.341221</text:p>
          </table:table-cell>
          <table:table-cell office:value-type="float" office:value="-0.0421156" calcext:value-type="float">
            <text:p>-0.042115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.7828" calcext:value-type="float">
            <text:p>50.7828</text:p>
          </table:table-cell>
          <table:table-cell office:value-type="float" office:value="55.2939" calcext:value-type="float">
            <text:p>55.2939</text:p>
          </table:table-cell>
          <table:table-cell office:value-type="float" office:value="58.1206" calcext:value-type="float">
            <text:p>58.1206</text:p>
          </table:table-cell>
          <table:table-cell office:value-type="string" calcext:value-type="string">
            <text:p><text:s/></text:p>
          </table:table-cell>
          <table:table-cell office:value-type="float" office:value="-0.035715" calcext:value-type="float">
            <text:p>-0.035715</text:p>
          </table:table-cell>
          <table:table-cell office:value-type="float" office:value="-0.328388" calcext:value-type="float">
            <text:p>-0.328388</text:p>
          </table:table-cell>
          <table:table-cell office:value-type="float" office:value="-0.0424776" calcext:value-type="float">
            <text:p>-0.0424776</text:p>
          </table:table-cell>
          <table:table-cell office:value-type="float" office:value="0.703095" calcext:value-type="float">
            <text:p>0.703095</text:p>
          </table:table-cell>
          <table:table-cell office:value-type="float" office:value="-0.014111" calcext:value-type="float">
            <text:p>-0.014111</text:p>
          </table:table-cell>
          <table:table-cell office:value-type="float" office:value="0.165902" calcext:value-type="float">
            <text:p>0.165902</text:p>
          </table:table-cell>
          <table:table-cell office:value-type="float" office:value="-0.00605653" calcext:value-type="float">
            <text:p>-0.00605653</text:p>
          </table:table-cell>
          <table:table-cell office:value-type="string" calcext:value-type="string">
            <text:p><text:s/></text:p>
          </table:table-cell>
          <table:table-cell office:value-type="float" office:value="-0.468264" calcext:value-type="float">
            <text:p>-0.468264</text:p>
          </table:table-cell>
          <table:table-cell office:value-type="float" office:value="0.780751" calcext:value-type="float">
            <text:p>0.780751</text:p>
          </table:table-cell>
          <table:table-cell office:value-type="float" office:value="-0.317343" calcext:value-type="float">
            <text:p>-0.317343</text:p>
          </table:table-cell>
          <table:table-cell office:value-type="float" office:value="-0.223289" calcext:value-type="float">
            <text:p>-0.223289</text:p>
          </table:table-cell>
          <table:table-cell office:value-type="float" office:value="-0.0892336" calcext:value-type="float">
            <text:p>-0.0892336</text:p>
          </table:table-cell>
          <table:table-cell office:value-type="float" office:value="-0.396516" calcext:value-type="float">
            <text:p>-0.396516</text:p>
          </table:table-cell>
          <table:table-cell office:value-type="float" office:value="-0.0402221" calcext:value-type="float">
            <text:p>-0.040222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.2766" calcext:value-type="float">
            <text:p>49.2766</text:p>
          </table:table-cell>
          <table:table-cell office:value-type="float" office:value="54.7187" calcext:value-type="float">
            <text:p>54.7187</text:p>
          </table:table-cell>
          <table:table-cell office:value-type="float" office:value="58.2434" calcext:value-type="float">
            <text:p>58.2434</text:p>
          </table:table-cell>
          <table:table-cell office:value-type="string" calcext:value-type="string">
            <text:p><text:s/></text:p>
          </table:table-cell>
          <table:table-cell office:value-type="float" office:value="-0.0402469" calcext:value-type="float">
            <text:p>-0.0402469</text:p>
          </table:table-cell>
          <table:table-cell office:value-type="float" office:value="-0.310882" calcext:value-type="float">
            <text:p>-0.310882</text:p>
          </table:table-cell>
          <table:table-cell office:value-type="float" office:value="-0.0489304" calcext:value-type="float">
            <text:p>-0.0489304</text:p>
          </table:table-cell>
          <table:table-cell office:value-type="float" office:value="0.697942" calcext:value-type="float">
            <text:p>0.697942</text:p>
          </table:table-cell>
          <table:table-cell office:value-type="float" office:value="-0.0157745" calcext:value-type="float">
            <text:p>-0.0157745</text:p>
          </table:table-cell>
          <table:table-cell office:value-type="float" office:value="0.157096" calcext:value-type="float">
            <text:p>0.157096</text:p>
          </table:table-cell>
          <table:table-cell office:value-type="float" office:value="-0.00681092" calcext:value-type="float">
            <text:p>-0.00681092</text:p>
          </table:table-cell>
          <table:table-cell office:value-type="string" calcext:value-type="string">
            <text:p><text:s/></text:p>
          </table:table-cell>
          <table:table-cell office:value-type="float" office:value="-0.453184" calcext:value-type="float">
            <text:p>-0.453184</text:p>
          </table:table-cell>
          <table:table-cell office:value-type="float" office:value="0.875281" calcext:value-type="float">
            <text:p>0.875281</text:p>
          </table:table-cell>
          <table:table-cell office:value-type="float" office:value="-0.322639" calcext:value-type="float">
            <text:p>-0.322639</text:p>
          </table:table-cell>
          <table:table-cell office:value-type="float" office:value="-0.257613" calcext:value-type="float">
            <text:p>-0.257613</text:p>
          </table:table-cell>
          <table:table-cell office:value-type="float" office:value="-0.0831776" calcext:value-type="float">
            <text:p>-0.0831776</text:p>
          </table:table-cell>
          <table:table-cell office:value-type="float" office:value="-0.440297" calcext:value-type="float">
            <text:p>-0.440297</text:p>
          </table:table-cell>
          <table:table-cell office:value-type="float" office:value="-0.0377196" calcext:value-type="float">
            <text:p>-0.037719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.5864" calcext:value-type="float">
            <text:p>47.5864</text:p>
          </table:table-cell>
          <table:table-cell office:value-type="float" office:value="54.0689" calcext:value-type="float">
            <text:p>54.0689</text:p>
          </table:table-cell>
          <table:table-cell office:value-type="float" office:value="58.2968" calcext:value-type="float">
            <text:p>58.2968</text:p>
          </table:table-cell>
          <table:table-cell office:value-type="string" calcext:value-type="string">
            <text:p><text:s/></text:p>
          </table:table-cell>
          <table:table-cell office:value-type="float" office:value="-0.0446102" calcext:value-type="float">
            <text:p>-0.0446102</text:p>
          </table:table-cell>
          <table:table-cell office:value-type="float" office:value="-0.291204" calcext:value-type="float">
            <text:p>-0.291204</text:p>
          </table:table-cell>
          <table:table-cell office:value-type="float" office:value="-0.0555547" calcext:value-type="float">
            <text:p>-0.0555547</text:p>
          </table:table-cell>
          <table:table-cell office:value-type="float" office:value="0.691961" calcext:value-type="float">
            <text:p>0.691961</text:p>
          </table:table-cell>
          <table:table-cell office:value-type="float" office:value="-0.0172123" calcext:value-type="float">
            <text:p>-0.0172123</text:p>
          </table:table-cell>
          <table:table-cell office:value-type="float" office:value="0.147267" calcext:value-type="float">
            <text:p>0.147267</text:p>
          </table:table-cell>
          <table:table-cell office:value-type="float" office:value="-0.00743649" calcext:value-type="float">
            <text:p>-0.00743649</text:p>
          </table:table-cell>
          <table:table-cell office:value-type="string" calcext:value-type="string">
            <text:p><text:s/></text:p>
          </table:table-cell>
          <table:table-cell office:value-type="float" office:value="-0.436335" calcext:value-type="float">
            <text:p>-0.436335</text:p>
          </table:table-cell>
          <table:table-cell office:value-type="float" office:value="0.9839" calcext:value-type="float">
            <text:p>0.9839</text:p>
          </table:table-cell>
          <table:table-cell office:value-type="float" office:value="-0.331215" calcext:value-type="float">
            <text:p>-0.331215</text:p>
          </table:table-cell>
          <table:table-cell office:value-type="float" office:value="-0.299087" calcext:value-type="float">
            <text:p>-0.299087</text:p>
          </table:table-cell>
          <table:table-cell office:value-type="float" office:value="-0.0718864" calcext:value-type="float">
            <text:p>-0.0718864</text:p>
          </table:table-cell>
          <table:table-cell office:value-type="float" office:value="-0.491455" calcext:value-type="float">
            <text:p>-0.491455</text:p>
          </table:table-cell>
          <table:table-cell office:value-type="float" office:value="-0.0312782" calcext:value-type="float">
            <text:p>-0.031278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4607" calcext:value-type="float">
            <text:p>11.4607</text:p>
          </table:table-cell>
          <table:table-cell office:value-type="float" office:value="10.1796" calcext:value-type="float">
            <text:p>10.1796</text:p>
          </table:table-cell>
          <table:table-cell office:value-type="float" office:value="16.9441" calcext:value-type="float">
            <text:p>16.9441</text:p>
          </table:table-cell>
          <table:table-cell office:value-type="string" calcext:value-type="string">
            <text:p><text:s/></text:p>
          </table:table-cell>
          <table:table-cell office:value-type="float" office:value="-0.0463604" calcext:value-type="float">
            <text:p>-0.0463604</text:p>
          </table:table-cell>
          <table:table-cell office:value-type="float" office:value="-0.297159" calcext:value-type="float">
            <text:p>-0.297159</text:p>
          </table:table-cell>
          <table:table-cell office:value-type="float" office:value="-0.0510407" calcext:value-type="float">
            <text:p>-0.0510407</text:p>
          </table:table-cell>
          <table:table-cell office:value-type="float" office:value="0.693939" calcext:value-type="float">
            <text:p>0.693939</text:p>
          </table:table-cell>
          <table:table-cell office:value-type="float" office:value="-0.0257671" calcext:value-type="float">
            <text:p>-0.0257671</text:p>
          </table:table-cell>
          <table:table-cell office:value-type="float" office:value="0.152098" calcext:value-type="float">
            <text:p>0.152098</text:p>
          </table:table-cell>
          <table:table-cell office:value-type="float" office:value="-0.0140597" calcext:value-type="float">
            <text:p>-0.0140597</text:p>
          </table:table-cell>
          <table:table-cell office:value-type="string" calcext:value-type="string">
            <text:p><text:s/></text:p>
          </table:table-cell>
          <table:table-cell office:value-type="float" office:value="-0.175022" calcext:value-type="float">
            <text:p>-0.175022</text:p>
          </table:table-cell>
          <table:table-cell office:value-type="float" office:value="-0.297744" calcext:value-type="float">
            <text:p>-0.297744</text:p>
          </table:table-cell>
          <table:table-cell office:value-type="float" office:value="0.225697" calcext:value-type="float">
            <text:p>0.225697</text:p>
          </table:table-cell>
          <table:table-cell office:value-type="float" office:value="0.0989265" calcext:value-type="float">
            <text:p>0.0989265</text:p>
          </table:table-cell>
          <table:table-cell office:value-type="float" office:value="-0.427742" calcext:value-type="float">
            <text:p>-0.427742</text:p>
          </table:table-cell>
          <table:table-cell office:value-type="float" office:value="0.241577" calcext:value-type="float">
            <text:p>0.241577</text:p>
          </table:table-cell>
          <table:table-cell office:value-type="float" office:value="-0.331163" calcext:value-type="float">
            <text:p>-0.33116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4917" calcext:value-type="float">
            <text:p>11.4917</text:p>
          </table:table-cell>
          <table:table-cell office:value-type="float" office:value="10.6102" calcext:value-type="float">
            <text:p>10.6102</text:p>
          </table:table-cell>
          <table:table-cell office:value-type="float" office:value="16.6021" calcext:value-type="float">
            <text:p>16.6021</text:p>
          </table:table-cell>
          <table:table-cell office:value-type="string" calcext:value-type="string">
            <text:p><text:s/></text:p>
          </table:table-cell>
          <table:table-cell office:value-type="float" office:value="-0.0479021" calcext:value-type="float">
            <text:p>-0.0479021</text:p>
          </table:table-cell>
          <table:table-cell office:value-type="float" office:value="-0.298029" calcext:value-type="float">
            <text:p>-0.298029</text:p>
          </table:table-cell>
          <table:table-cell office:value-type="float" office:value="-0.0457551" calcext:value-type="float">
            <text:p>-0.0457551</text:p>
          </table:table-cell>
          <table:table-cell office:value-type="float" office:value="0.694954" calcext:value-type="float">
            <text:p>0.694954</text:p>
          </table:table-cell>
          <table:table-cell office:value-type="float" office:value="-0.0353804" calcext:value-type="float">
            <text:p>-0.0353804</text:p>
          </table:table-cell>
          <table:table-cell office:value-type="float" office:value="0.154932" calcext:value-type="float">
            <text:p>0.154932</text:p>
          </table:table-cell>
          <table:table-cell office:value-type="float" office:value="-0.0215464" calcext:value-type="float">
            <text:p>-0.0215464</text:p>
          </table:table-cell>
          <table:table-cell office:value-type="string" calcext:value-type="string">
            <text:p><text:s/></text:p>
          </table:table-cell>
          <table:table-cell office:value-type="float" office:value="-0.15417" calcext:value-type="float">
            <text:p>-0.15417</text:p>
          </table:table-cell>
          <table:table-cell office:value-type="float" office:value="-0.0434916" calcext:value-type="float">
            <text:p>-0.0434916</text:p>
          </table:table-cell>
          <table:table-cell office:value-type="float" office:value="0.26428" calcext:value-type="float">
            <text:p>0.26428</text:p>
          </table:table-cell>
          <table:table-cell office:value-type="float" office:value="0.0507155" calcext:value-type="float">
            <text:p>0.0507155</text:p>
          </table:table-cell>
          <table:table-cell office:value-type="float" office:value="-0.480664" calcext:value-type="float">
            <text:p>-0.480664</text:p>
          </table:table-cell>
          <table:table-cell office:value-type="float" office:value="0.141677" calcext:value-type="float">
            <text:p>0.141677</text:p>
          </table:table-cell>
          <table:table-cell office:value-type="float" office:value="-0.374335" calcext:value-type="float">
            <text:p>-0.37433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8343" calcext:value-type="float">
            <text:p>11.8343</text:p>
          </table:table-cell>
          <table:table-cell office:value-type="float" office:value="9.33208" calcext:value-type="float">
            <text:p>9.33208</text:p>
          </table:table-cell>
          <table:table-cell office:value-type="float" office:value="17.3792" calcext:value-type="float">
            <text:p>17.3792</text:p>
          </table:table-cell>
          <table:table-cell office:value-type="string" calcext:value-type="string">
            <text:p><text:s/></text:p>
          </table:table-cell>
          <table:table-cell office:value-type="float" office:value="-0.0494618" calcext:value-type="float">
            <text:p>-0.0494618</text:p>
          </table:table-cell>
          <table:table-cell office:value-type="float" office:value="-0.297439" calcext:value-type="float">
            <text:p>-0.297439</text:p>
          </table:table-cell>
          <table:table-cell office:value-type="float" office:value="-0.0406862" calcext:value-type="float">
            <text:p>-0.0406862</text:p>
          </table:table-cell>
          <table:table-cell office:value-type="float" office:value="0.695851" calcext:value-type="float">
            <text:p>0.695851</text:p>
          </table:table-cell>
          <table:table-cell office:value-type="float" office:value="-0.0448518" calcext:value-type="float">
            <text:p>-0.0448518</text:p>
          </table:table-cell>
          <table:table-cell office:value-type="float" office:value="0.157167" calcext:value-type="float">
            <text:p>0.157167</text:p>
          </table:table-cell>
          <table:table-cell office:value-type="float" office:value="-0.0289147" calcext:value-type="float">
            <text:p>-0.0289147</text:p>
          </table:table-cell>
          <table:table-cell office:value-type="string" calcext:value-type="string">
            <text:p><text:s/></text:p>
          </table:table-cell>
          <table:table-cell office:value-type="float" office:value="-0.155961" calcext:value-type="float">
            <text:p>-0.155961</text:p>
          </table:table-cell>
          <table:table-cell office:value-type="float" office:value="0.0295048" calcext:value-type="float">
            <text:p>0.0295048</text:p>
          </table:table-cell>
          <table:table-cell office:value-type="float" office:value="0.253444" calcext:value-type="float">
            <text:p>0.253444</text:p>
          </table:table-cell>
          <table:table-cell office:value-type="float" office:value="0.0448741" calcext:value-type="float">
            <text:p>0.0448741</text:p>
          </table:table-cell>
          <table:table-cell office:value-type="float" office:value="-0.473572" calcext:value-type="float">
            <text:p>-0.473572</text:p>
          </table:table-cell>
          <table:table-cell office:value-type="float" office:value="0.11177" calcext:value-type="float">
            <text:p>0.11177</text:p>
          </table:table-cell>
          <table:table-cell office:value-type="float" office:value="-0.368414" calcext:value-type="float">
            <text:p>-0.36841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6877" calcext:value-type="float">
            <text:p>12.6877</text:p>
          </table:table-cell>
          <table:table-cell office:value-type="float" office:value="8.7917" calcext:value-type="float">
            <text:p>8.7917</text:p>
          </table:table-cell>
          <table:table-cell office:value-type="float" office:value="17.6548" calcext:value-type="float">
            <text:p>17.6548</text:p>
          </table:table-cell>
          <table:table-cell office:value-type="string" calcext:value-type="string">
            <text:p><text:s/></text:p>
          </table:table-cell>
          <table:table-cell office:value-type="float" office:value="-0.0510417" calcext:value-type="float">
            <text:p>-0.0510417</text:p>
          </table:table-cell>
          <table:table-cell office:value-type="float" office:value="-0.297056" calcext:value-type="float">
            <text:p>-0.297056</text:p>
          </table:table-cell>
          <table:table-cell office:value-type="float" office:value="-0.035684" calcext:value-type="float">
            <text:p>-0.035684</text:p>
          </table:table-cell>
          <table:table-cell office:value-type="float" office:value="0.696996" calcext:value-type="float">
            <text:p>0.696996</text:p>
          </table:table-cell>
          <table:table-cell office:value-type="float" office:value="-0.0542405" calcext:value-type="float">
            <text:p>-0.0542405</text:p>
          </table:table-cell>
          <table:table-cell office:value-type="float" office:value="0.159541" calcext:value-type="float">
            <text:p>0.159541</text:p>
          </table:table-cell>
          <table:table-cell office:value-type="float" office:value="-0.036215" calcext:value-type="float">
            <text:p>-0.036215</text:p>
          </table:table-cell>
          <table:table-cell office:value-type="string" calcext:value-type="string">
            <text:p><text:s/></text:p>
          </table:table-cell>
          <table:table-cell office:value-type="float" office:value="-0.157993" calcext:value-type="float">
            <text:p>-0.157993</text:p>
          </table:table-cell>
          <table:table-cell office:value-type="float" office:value="0.0191262" calcext:value-type="float">
            <text:p>0.0191262</text:p>
          </table:table-cell>
          <table:table-cell office:value-type="float" office:value="0.250114" calcext:value-type="float">
            <text:p>0.250114</text:p>
          </table:table-cell>
          <table:table-cell office:value-type="float" office:value="0.0572628" calcext:value-type="float">
            <text:p>0.0572628</text:p>
          </table:table-cell>
          <table:table-cell office:value-type="float" office:value="-0.469432" calcext:value-type="float">
            <text:p>-0.469432</text:p>
          </table:table-cell>
          <table:table-cell office:value-type="float" office:value="0.118705" calcext:value-type="float">
            <text:p>0.118705</text:p>
          </table:table-cell>
          <table:table-cell office:value-type="float" office:value="-0.365015" calcext:value-type="float">
            <text:p>-0.36501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5503" calcext:value-type="float">
            <text:p>13.5503</text:p>
          </table:table-cell>
          <table:table-cell office:value-type="float" office:value="8.08844" calcext:value-type="float">
            <text:p>8.08844</text:p>
          </table:table-cell>
          <table:table-cell office:value-type="float" office:value="17.671" calcext:value-type="float">
            <text:p>17.671</text:p>
          </table:table-cell>
          <table:table-cell office:value-type="string" calcext:value-type="string">
            <text:p><text:s/></text:p>
          </table:table-cell>
          <table:table-cell office:value-type="float" office:value="-0.0526315" calcext:value-type="float">
            <text:p>-0.0526315</text:p>
          </table:table-cell>
          <table:table-cell office:value-type="float" office:value="-0.29608" calcext:value-type="float">
            <text:p>-0.29608</text:p>
          </table:table-cell>
          <table:table-cell office:value-type="float" office:value="-0.0308249" calcext:value-type="float">
            <text:p>-0.0308249</text:p>
          </table:table-cell>
          <table:table-cell office:value-type="float" office:value="0.698165" calcext:value-type="float">
            <text:p>0.698165</text:p>
          </table:table-cell>
          <table:table-cell office:value-type="float" office:value="-0.0635114" calcext:value-type="float">
            <text:p>-0.0635114</text:p>
          </table:table-cell>
          <table:table-cell office:value-type="float" office:value="0.161662" calcext:value-type="float">
            <text:p>0.161662</text:p>
          </table:table-cell>
          <table:table-cell office:value-type="float" office:value="-0.0434169" calcext:value-type="float">
            <text:p>-0.0434169</text:p>
          </table:table-cell>
          <table:table-cell office:value-type="string" calcext:value-type="string">
            <text:p><text:s/></text:p>
          </table:table-cell>
          <table:table-cell office:value-type="float" office:value="-0.158985" calcext:value-type="float">
            <text:p>-0.158985</text:p>
          </table:table-cell>
          <table:table-cell office:value-type="float" office:value="0.0488457" calcext:value-type="float">
            <text:p>0.0488457</text:p>
          </table:table-cell>
          <table:table-cell office:value-type="float" office:value="0.242955" calcext:value-type="float">
            <text:p>0.242955</text:p>
          </table:table-cell>
          <table:table-cell office:value-type="float" office:value="0.0584341" calcext:value-type="float">
            <text:p>0.0584341</text:p>
          </table:table-cell>
          <table:table-cell office:value-type="float" office:value="-0.463545" calcext:value-type="float">
            <text:p>-0.463545</text:p>
          </table:table-cell>
          <table:table-cell office:value-type="float" office:value="0.106042" calcext:value-type="float">
            <text:p>0.106042</text:p>
          </table:table-cell>
          <table:table-cell office:value-type="float" office:value="-0.360092" calcext:value-type="float">
            <text:p>-0.36009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4108" calcext:value-type="float">
            <text:p>14.4108</text:p>
          </table:table-cell>
          <table:table-cell office:value-type="float" office:value="7.55783" calcext:value-type="float">
            <text:p>7.55783</text:p>
          </table:table-cell>
          <table:table-cell office:value-type="float" office:value="17.7167" calcext:value-type="float">
            <text:p>17.7167</text:p>
          </table:table-cell>
          <table:table-cell office:value-type="string" calcext:value-type="string">
            <text:p><text:s/></text:p>
          </table:table-cell>
          <table:table-cell office:value-type="float" office:value="-0.0542443" calcext:value-type="float">
            <text:p>-0.0542443</text:p>
          </table:table-cell>
          <table:table-cell office:value-type="float" office:value="-0.295397" calcext:value-type="float">
            <text:p>-0.295397</text:p>
          </table:table-cell>
          <table:table-cell office:value-type="float" office:value="-0.0260227" calcext:value-type="float">
            <text:p>-0.0260227</text:p>
          </table:table-cell>
          <table:table-cell office:value-type="float" office:value="0.699586" calcext:value-type="float">
            <text:p>0.699586</text:p>
          </table:table-cell>
          <table:table-cell office:value-type="float" office:value="-0.0727142" calcext:value-type="float">
            <text:p>-0.0727142</text:p>
          </table:table-cell>
          <table:table-cell office:value-type="float" office:value="0.163956" calcext:value-type="float">
            <text:p>0.163956</text:p>
          </table:table-cell>
          <table:table-cell office:value-type="float" office:value="-0.0505623" calcext:value-type="float">
            <text:p>-0.0505623</text:p>
          </table:table-cell>
          <table:table-cell office:value-type="string" calcext:value-type="string">
            <text:p><text:s/></text:p>
          </table:table-cell>
          <table:table-cell office:value-type="float" office:value="-0.161273" calcext:value-type="float">
            <text:p>-0.161273</text:p>
          </table:table-cell>
          <table:table-cell office:value-type="float" office:value="0.0341052" calcext:value-type="float">
            <text:p>0.0341052</text:p>
          </table:table-cell>
          <table:table-cell office:value-type="float" office:value="0.240106" calcext:value-type="float">
            <text:p>0.240106</text:p>
          </table:table-cell>
          <table:table-cell office:value-type="float" office:value="0.0710309" calcext:value-type="float">
            <text:p>0.0710309</text:p>
          </table:table-cell>
          <table:table-cell office:value-type="float" office:value="-0.46014" calcext:value-type="float">
            <text:p>-0.46014</text:p>
          </table:table-cell>
          <table:table-cell office:value-type="float" office:value="0.114676" calcext:value-type="float">
            <text:p>0.114676</text:p>
          </table:table-cell>
          <table:table-cell office:value-type="float" office:value="-0.357273" calcext:value-type="float">
            <text:p>-0.35727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2026" calcext:value-type="float">
            <text:p>15.2026</text:p>
          </table:table-cell>
          <table:table-cell office:value-type="float" office:value="6.85932" calcext:value-type="float">
            <text:p>6.85932</text:p>
          </table:table-cell>
          <table:table-cell office:value-type="float" office:value="17.5182" calcext:value-type="float">
            <text:p>17.5182</text:p>
          </table:table-cell>
          <table:table-cell office:value-type="string" calcext:value-type="string">
            <text:p><text:s/></text:p>
          </table:table-cell>
          <table:table-cell office:value-type="float" office:value="-0.0558958" calcext:value-type="float">
            <text:p>-0.0558958</text:p>
          </table:table-cell>
          <table:table-cell office:value-type="float" office:value="-0.293668" calcext:value-type="float">
            <text:p>-0.293668</text:p>
          </table:table-cell>
          <table:table-cell office:value-type="float" office:value="-0.0213835" calcext:value-type="float">
            <text:p>-0.0213835</text:p>
          </table:table-cell>
          <table:table-cell office:value-type="float" office:value="0.700891" calcext:value-type="float">
            <text:p>0.700891</text:p>
          </table:table-cell>
          <table:table-cell office:value-type="float" office:value="-0.0818806" calcext:value-type="float">
            <text:p>-0.0818806</text:p>
          </table:table-cell>
          <table:table-cell office:value-type="float" office:value="0.165801" calcext:value-type="float">
            <text:p>0.165801</text:p>
          </table:table-cell>
          <table:table-cell office:value-type="float" office:value="-0.0576663" calcext:value-type="float">
            <text:p>-0.0576663</text:p>
          </table:table-cell>
          <table:table-cell office:value-type="string" calcext:value-type="string">
            <text:p><text:s/></text:p>
          </table:table-cell>
          <table:table-cell office:value-type="float" office:value="-0.165156" calcext:value-type="float">
            <text:p>-0.165156</text:p>
          </table:table-cell>
          <table:table-cell office:value-type="float" office:value="0.0864718" calcext:value-type="float">
            <text:p>0.0864718</text:p>
          </table:table-cell>
          <table:table-cell office:value-type="float" office:value="0.231961" calcext:value-type="float">
            <text:p>0.231961</text:p>
          </table:table-cell>
          <table:table-cell office:value-type="float" office:value="0.065282" calcext:value-type="float">
            <text:p>0.065282</text:p>
          </table:table-cell>
          <table:table-cell office:value-type="float" office:value="-0.458323" calcext:value-type="float">
            <text:p>-0.458323</text:p>
          </table:table-cell>
          <table:table-cell office:value-type="float" office:value="0.0922636" calcext:value-type="float">
            <text:p>0.0922636</text:p>
          </table:table-cell>
          <table:table-cell office:value-type="float" office:value="-0.355196" calcext:value-type="float">
            <text:p>-0.35519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9577" calcext:value-type="float">
            <text:p>15.9577</text:p>
          </table:table-cell>
          <table:table-cell office:value-type="float" office:value="6.10448" calcext:value-type="float">
            <text:p>6.10448</text:p>
          </table:table-cell>
          <table:table-cell office:value-type="float" office:value="17.2124" calcext:value-type="float">
            <text:p>17.2124</text:p>
          </table:table-cell>
          <table:table-cell office:value-type="string" calcext:value-type="string">
            <text:p><text:s/></text:p>
          </table:table-cell>
          <table:table-cell office:value-type="float" office:value="-0.0575947" calcext:value-type="float">
            <text:p>-0.0575947</text:p>
          </table:table-cell>
          <table:table-cell office:value-type="float" office:value="-0.291203" calcext:value-type="float">
            <text:p>-0.291203</text:p>
          </table:table-cell>
          <table:table-cell office:value-type="float" office:value="-0.0169598" calcext:value-type="float">
            <text:p>-0.0169598</text:p>
          </table:table-cell>
          <table:table-cell office:value-type="float" office:value="0.702093" calcext:value-type="float">
            <text:p>0.702093</text:p>
          </table:table-cell>
          <table:table-cell office:value-type="float" office:value="-0.0909511" calcext:value-type="float">
            <text:p>-0.0909511</text:p>
          </table:table-cell>
          <table:table-cell office:value-type="float" office:value="0.167295" calcext:value-type="float">
            <text:p>0.167295</text:p>
          </table:table-cell>
          <table:table-cell office:value-type="float" office:value="-0.0646784" calcext:value-type="float">
            <text:p>-0.0646784</text:p>
          </table:table-cell>
          <table:table-cell office:value-type="string" calcext:value-type="string">
            <text:p><text:s/></text:p>
          </table:table-cell>
          <table:table-cell office:value-type="float" office:value="-0.169883" calcext:value-type="float">
            <text:p>-0.169883</text:p>
          </table:table-cell>
          <table:table-cell office:value-type="float" office:value="0.123273" calcext:value-type="float">
            <text:p>0.123273</text:p>
          </table:table-cell>
          <table:table-cell office:value-type="float" office:value="0.221188" calcext:value-type="float">
            <text:p>0.221188</text:p>
          </table:table-cell>
          <table:table-cell office:value-type="float" office:value="0.0601039" calcext:value-type="float">
            <text:p>0.0601039</text:p>
          </table:table-cell>
          <table:table-cell office:value-type="float" office:value="-0.453522" calcext:value-type="float">
            <text:p>-0.453522</text:p>
          </table:table-cell>
          <table:table-cell office:value-type="float" office:value="0.0747098" calcext:value-type="float">
            <text:p>0.0747098</text:p>
          </table:table-cell>
          <table:table-cell office:value-type="float" office:value="-0.350607" calcext:value-type="float">
            <text:p>-0.35060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5789" calcext:value-type="float">
            <text:p>16.5789</text:p>
          </table:table-cell>
          <table:table-cell office:value-type="float" office:value="5.6464" calcext:value-type="float">
            <text:p>5.6464</text:p>
          </table:table-cell>
          <table:table-cell office:value-type="float" office:value="16.8878" calcext:value-type="float">
            <text:p>16.8878</text:p>
          </table:table-cell>
          <table:table-cell office:value-type="string" calcext:value-type="string">
            <text:p><text:s/></text:p>
          </table:table-cell>
          <table:table-cell office:value-type="float" office:value="-0.0593231" calcext:value-type="float">
            <text:p>-0.0593231</text:p>
          </table:table-cell>
          <table:table-cell office:value-type="float" office:value="-0.289058" calcext:value-type="float">
            <text:p>-0.289058</text:p>
          </table:table-cell>
          <table:table-cell office:value-type="float" office:value="-0.0125772" calcext:value-type="float">
            <text:p>-0.0125772</text:p>
          </table:table-cell>
          <table:table-cell office:value-type="float" office:value="0.703539" calcext:value-type="float">
            <text:p>0.703539</text:p>
          </table:table-cell>
          <table:table-cell office:value-type="float" office:value="-0.10002" calcext:value-type="float">
            <text:p>-0.10002</text:p>
          </table:table-cell>
          <table:table-cell office:value-type="float" office:value="0.168986" calcext:value-type="float">
            <text:p>0.168986</text:p>
          </table:table-cell>
          <table:table-cell office:value-type="float" office:value="-0.0716845" calcext:value-type="float">
            <text:p>-0.0716845</text:p>
          </table:table-cell>
          <table:table-cell office:value-type="string" calcext:value-type="string">
            <text:p><text:s/></text:p>
          </table:table-cell>
          <table:table-cell office:value-type="float" office:value="-0.172841" calcext:value-type="float">
            <text:p>-0.172841</text:p>
          </table:table-cell>
          <table:table-cell office:value-type="float" office:value="0.107206" calcext:value-type="float">
            <text:p>0.107206</text:p>
          </table:table-cell>
          <table:table-cell office:value-type="float" office:value="0.21913" calcext:value-type="float">
            <text:p>0.21913</text:p>
          </table:table-cell>
          <table:table-cell office:value-type="float" office:value="0.0722951" calcext:value-type="float">
            <text:p>0.0722951</text:p>
          </table:table-cell>
          <table:table-cell office:value-type="float" office:value="-0.453459" calcext:value-type="float">
            <text:p>-0.453459</text:p>
          </table:table-cell>
          <table:table-cell office:value-type="float" office:value="0.0845321" calcext:value-type="float">
            <text:p>0.0845321</text:p>
          </table:table-cell>
          <table:table-cell office:value-type="float" office:value="-0.350307" calcext:value-type="float">
            <text:p>-0.35030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0109" calcext:value-type="float">
            <text:p>17.0109</text:p>
          </table:table-cell>
          <table:table-cell office:value-type="float" office:value="4.9662" calcext:value-type="float">
            <text:p>4.9662</text:p>
          </table:table-cell>
          <table:table-cell office:value-type="float" office:value="16.5024" calcext:value-type="float">
            <text:p>16.5024</text:p>
          </table:table-cell>
          <table:table-cell office:value-type="string" calcext:value-type="string">
            <text:p><text:s/></text:p>
          </table:table-cell>
          <table:table-cell office:value-type="float" office:value="-0.0611403" calcext:value-type="float">
            <text:p>-0.0611403</text:p>
          </table:table-cell>
          <table:table-cell office:value-type="float" office:value="-0.285788" calcext:value-type="float">
            <text:p>-0.285788</text:p>
          </table:table-cell>
          <table:table-cell office:value-type="float" office:value="-0.00841022" calcext:value-type="float">
            <text:p>-0.00841022</text:p>
          </table:table-cell>
          <table:table-cell office:value-type="float" office:value="0.704779" calcext:value-type="float">
            <text:p>0.704779</text:p>
          </table:table-cell>
          <table:table-cell office:value-type="float" office:value="-0.109115" calcext:value-type="float">
            <text:p>-0.109115</text:p>
          </table:table-cell>
          <table:table-cell office:value-type="float" office:value="0.170203" calcext:value-type="float">
            <text:p>0.170203</text:p>
          </table:table-cell>
          <table:table-cell office:value-type="float" office:value="-0.0786866" calcext:value-type="float">
            <text:p>-0.0786866</text:p>
          </table:table-cell>
          <table:table-cell office:value-type="string" calcext:value-type="string">
            <text:p><text:s/></text:p>
          </table:table-cell>
          <table:table-cell office:value-type="float" office:value="-0.181728" calcext:value-type="float">
            <text:p>-0.181728</text:p>
          </table:table-cell>
          <table:table-cell office:value-type="float" office:value="0.1635" calcext:value-type="float">
            <text:p>0.1635</text:p>
          </table:table-cell>
          <table:table-cell office:value-type="float" office:value="0.208347" calcext:value-type="float">
            <text:p>0.208347</text:p>
          </table:table-cell>
          <table:table-cell office:value-type="float" office:value="0.0620023" calcext:value-type="float">
            <text:p>0.0620023</text:p>
          </table:table-cell>
          <table:table-cell office:value-type="float" office:value="-0.454761" calcext:value-type="float">
            <text:p>-0.454761</text:p>
          </table:table-cell>
          <table:table-cell office:value-type="float" office:value="0.0608532" calcext:value-type="float">
            <text:p>0.0608532</text:p>
          </table:table-cell>
          <table:table-cell office:value-type="float" office:value="-0.3501" calcext:value-type="float">
            <text:p>-0.350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9.4146" calcext:value-type="float">
            <text:p>59.4146</text:p>
          </table:table-cell>
          <table:table-cell office:value-type="float" office:value="54.4772" calcext:value-type="float">
            <text:p>54.4772</text:p>
          </table:table-cell>
          <table:table-cell office:value-type="float" office:value="44.3864" calcext:value-type="float">
            <text:p>44.3864</text:p>
          </table:table-cell>
          <table:table-cell office:value-type="string" calcext:value-type="string">
            <text:p><text:s/></text:p>
          </table:table-cell>
          <table:table-cell office:value-type="float" office:value="-0.0567409" calcext:value-type="float">
            <text:p>-0.0567409</text:p>
          </table:table-cell>
          <table:table-cell office:value-type="float" office:value="-0.301446" calcext:value-type="float">
            <text:p>-0.301446</text:p>
          </table:table-cell>
          <table:table-cell office:value-type="float" office:value="-0.00192793" calcext:value-type="float">
            <text:p>-0.00192793</text:p>
          </table:table-cell>
          <table:table-cell office:value-type="float" office:value="0.707555" calcext:value-type="float">
            <text:p>0.707555</text:p>
          </table:table-cell>
          <table:table-cell office:value-type="float" office:value="-0.109108" calcext:value-type="float">
            <text:p>-0.109108</text:p>
          </table:table-cell>
          <table:table-cell office:value-type="float" office:value="0.172892" calcext:value-type="float">
            <text:p>0.172892</text:p>
          </table:table-cell>
          <table:table-cell office:value-type="float" office:value="-0.0792699" calcext:value-type="float">
            <text:p>-0.0792699</text:p>
          </table:table-cell>
          <table:table-cell office:value-type="string" calcext:value-type="string">
            <text:p><text:s/></text:p>
          </table:table-cell>
          <table:table-cell office:value-type="float" office:value="0.439947" calcext:value-type="float">
            <text:p>0.439947</text:p>
          </table:table-cell>
          <table:table-cell office:value-type="float" office:value="-0.782897" calcext:value-type="float">
            <text:p>-0.782897</text:p>
          </table:table-cell>
          <table:table-cell office:value-type="float" office:value="0.324114" calcext:value-type="float">
            <text:p>0.324114</text:p>
          </table:table-cell>
          <table:table-cell office:value-type="float" office:value="0.138791" calcext:value-type="float">
            <text:p>0.138791</text:p>
          </table:table-cell>
          <table:table-cell table:style-name="ce1" office:value-type="float" office:value="0.000384787" calcext:value-type="float">
            <text:p>3.85E-04</text:p>
          </table:table-cell>
          <table:table-cell office:value-type="float" office:value="0.13448" calcext:value-type="float">
            <text:p>0.13448</text:p>
          </table:table-cell>
          <table:table-cell office:value-type="float" office:value="-0.0291681" calcext:value-type="float">
            <text:p>-0.029168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4.3278" calcext:value-type="float">
            <text:p>64.3278</text:p>
          </table:table-cell>
          <table:table-cell office:value-type="float" office:value="61.2121" calcext:value-type="float">
            <text:p>61.2121</text:p>
          </table:table-cell>
          <table:table-cell office:value-type="float" office:value="52.443" calcext:value-type="float">
            <text:p>52.443</text:p>
          </table:table-cell>
          <table:table-cell office:value-type="string" calcext:value-type="string">
            <text:p><text:s/></text:p>
          </table:table-cell>
          <table:table-cell office:value-type="float" office:value="-0.0515846" calcext:value-type="float">
            <text:p>-0.0515846</text:p>
          </table:table-cell>
          <table:table-cell office:value-type="float" office:value="-0.317955" calcext:value-type="float">
            <text:p>-0.317955</text:p>
          </table:table-cell>
          <table:table-cell office:value-type="float" office:value="0.00487399" calcext:value-type="float">
            <text:p>0.00487399</text:p>
          </table:table-cell>
          <table:table-cell office:value-type="float" office:value="0.710172" calcext:value-type="float">
            <text:p>0.710172</text:p>
          </table:table-cell>
          <table:table-cell office:value-type="float" office:value="-0.108152" calcext:value-type="float">
            <text:p>-0.108152</text:p>
          </table:table-cell>
          <table:table-cell office:value-type="float" office:value="0.175225" calcext:value-type="float">
            <text:p>0.175225</text:p>
          </table:table-cell>
          <table:table-cell office:value-type="float" office:value="-0.0792057" calcext:value-type="float">
            <text:p>-0.0792057</text:p>
          </table:table-cell>
          <table:table-cell office:value-type="string" calcext:value-type="string">
            <text:p><text:s/></text:p>
          </table:table-cell>
          <table:table-cell office:value-type="float" office:value="0.515631" calcext:value-type="float">
            <text:p>0.515631</text:p>
          </table:table-cell>
          <table:table-cell office:value-type="float" office:value="-0.825413" calcext:value-type="float">
            <text:p>-0.825413</text:p>
          </table:table-cell>
          <table:table-cell office:value-type="float" office:value="0.340096" calcext:value-type="float">
            <text:p>0.340096</text:p>
          </table:table-cell>
          <table:table-cell office:value-type="float" office:value="0.130859" calcext:value-type="float">
            <text:p>0.130859</text:p>
          </table:table-cell>
          <table:table-cell office:value-type="float" office:value="0.0477701" calcext:value-type="float">
            <text:p>0.0477701</text:p>
          </table:table-cell>
          <table:table-cell office:value-type="float" office:value="0.116639" calcext:value-type="float">
            <text:p>0.116639</text:p>
          </table:table-cell>
          <table:table-cell office:value-type="float" office:value="0.00321121" calcext:value-type="float">
            <text:p>0.0032112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4.2375" calcext:value-type="float">
            <text:p>64.2375</text:p>
          </table:table-cell>
          <table:table-cell office:value-type="float" office:value="61.8812" calcext:value-type="float">
            <text:p>61.8812</text:p>
          </table:table-cell>
          <table:table-cell office:value-type="float" office:value="53.8605" calcext:value-type="float">
            <text:p>53.8605</text:p>
          </table:table-cell>
          <table:table-cell office:value-type="string" calcext:value-type="string">
            <text:p><text:s/></text:p>
          </table:table-cell>
          <table:table-cell office:value-type="float" office:value="-0.046469" calcext:value-type="float">
            <text:p>-0.046469</text:p>
          </table:table-cell>
          <table:table-cell office:value-type="float" office:value="-0.331615" calcext:value-type="float">
            <text:p>-0.331615</text:p>
          </table:table-cell>
          <table:table-cell office:value-type="float" office:value="0.0114241" calcext:value-type="float">
            <text:p>0.0114241</text:p>
          </table:table-cell>
          <table:table-cell office:value-type="float" office:value="0.711635" calcext:value-type="float">
            <text:p>0.711635</text:p>
          </table:table-cell>
          <table:table-cell office:value-type="float" office:value="-0.10716" calcext:value-type="float">
            <text:p>-0.10716</text:p>
          </table:table-cell>
          <table:table-cell office:value-type="float" office:value="0.176203" calcext:value-type="float">
            <text:p>0.176203</text:p>
          </table:table-cell>
          <table:table-cell office:value-type="float" office:value="-0.079077" calcext:value-type="float">
            <text:p>-0.079077</text:p>
          </table:table-cell>
          <table:table-cell office:value-type="string" calcext:value-type="string">
            <text:p><text:s/></text:p>
          </table:table-cell>
          <table:table-cell office:value-type="float" office:value="0.511552" calcext:value-type="float">
            <text:p>0.511552</text:p>
          </table:table-cell>
          <table:table-cell office:value-type="float" office:value="-0.683018" calcext:value-type="float">
            <text:p>-0.683018</text:p>
          </table:table-cell>
          <table:table-cell office:value-type="float" office:value="0.327504" calcext:value-type="float">
            <text:p>0.327504</text:p>
          </table:table-cell>
          <table:table-cell office:value-type="float" office:value="0.0731302" calcext:value-type="float">
            <text:p>0.0731302</text:p>
          </table:table-cell>
          <table:table-cell office:value-type="float" office:value="0.0496235" calcext:value-type="float">
            <text:p>0.0496235</text:p>
          </table:table-cell>
          <table:table-cell office:value-type="float" office:value="0.0489125" calcext:value-type="float">
            <text:p>0.0489125</text:p>
          </table:table-cell>
          <table:table-cell office:value-type="float" office:value="0.00643548" calcext:value-type="float">
            <text:p>0.00643548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4.0713" calcext:value-type="float">
            <text:p>64.0713</text:p>
          </table:table-cell>
          <table:table-cell office:value-type="float" office:value="62.545" calcext:value-type="float">
            <text:p>62.545</text:p>
          </table:table-cell>
          <table:table-cell office:value-type="float" office:value="55.3421" calcext:value-type="float">
            <text:p>55.3421</text:p>
          </table:table-cell>
          <table:table-cell office:value-type="string" calcext:value-type="string">
            <text:p><text:s/></text:p>
          </table:table-cell>
          <table:table-cell office:value-type="float" office:value="-0.0413529" calcext:value-type="float">
            <text:p>-0.0413529</text:p>
          </table:table-cell>
          <table:table-cell office:value-type="float" office:value="-0.343393" calcext:value-type="float">
            <text:p>-0.343393</text:p>
          </table:table-cell>
          <table:table-cell office:value-type="float" office:value="0.0178379" calcext:value-type="float">
            <text:p>0.0178379</text:p>
          </table:table-cell>
          <table:table-cell office:value-type="float" office:value="0.712359" calcext:value-type="float">
            <text:p>0.712359</text:p>
          </table:table-cell>
          <table:table-cell office:value-type="float" office:value="-0.106137" calcext:value-type="float">
            <text:p>-0.106137</text:p>
          </table:table-cell>
          <table:table-cell office:value-type="float" office:value="0.176285" calcext:value-type="float">
            <text:p>0.176285</text:p>
          </table:table-cell>
          <table:table-cell office:value-type="float" office:value="-0.0789038" calcext:value-type="float">
            <text:p>-0.0789038</text:p>
          </table:table-cell>
          <table:table-cell office:value-type="string" calcext:value-type="string">
            <text:p><text:s/></text:p>
          </table:table-cell>
          <table:table-cell office:value-type="float" office:value="0.511619" calcext:value-type="float">
            <text:p>0.511619</text:p>
          </table:table-cell>
          <table:table-cell office:value-type="float" office:value="-0.588918" calcext:value-type="float">
            <text:p>-0.588918</text:p>
          </table:table-cell>
          <table:table-cell office:value-type="float" office:value="0.320691" calcext:value-type="float">
            <text:p>0.320691</text:p>
          </table:table-cell>
          <table:table-cell office:value-type="float" office:value="0.0362102" calcext:value-type="float">
            <text:p>0.0362102</text:p>
          </table:table-cell>
          <table:table-cell office:value-type="float" office:value="0.0511207" calcext:value-type="float">
            <text:p>0.0511207</text:p>
          </table:table-cell>
          <table:table-cell office:value-type="float" office:value="0.00408856" calcext:value-type="float">
            <text:p>0.00408856</text:p>
          </table:table-cell>
          <table:table-cell office:value-type="float" office:value="0.00865843" calcext:value-type="float">
            <text:p>0.0086584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.9726" calcext:value-type="float">
            <text:p>63.9726</text:p>
          </table:table-cell>
          <table:table-cell office:value-type="float" office:value="62.8457" calcext:value-type="float">
            <text:p>62.8457</text:p>
          </table:table-cell>
          <table:table-cell office:value-type="float" office:value="56.6411" calcext:value-type="float">
            <text:p>56.6411</text:p>
          </table:table-cell>
          <table:table-cell office:value-type="string" calcext:value-type="string">
            <text:p><text:s/></text:p>
          </table:table-cell>
          <table:table-cell office:value-type="float" office:value="-0.0362719" calcext:value-type="float">
            <text:p>-0.0362719</text:p>
          </table:table-cell>
          <table:table-cell office:value-type="float" office:value="-0.35268" calcext:value-type="float">
            <text:p>-0.35268</text:p>
          </table:table-cell>
          <table:table-cell office:value-type="float" office:value="0.024028" calcext:value-type="float">
            <text:p>0.024028</text:p>
          </table:table-cell>
          <table:table-cell office:value-type="float" office:value="0.712156" calcext:value-type="float">
            <text:p>0.712156</text:p>
          </table:table-cell>
          <table:table-cell office:value-type="float" office:value="-0.105077" calcext:value-type="float">
            <text:p>-0.105077</text:p>
          </table:table-cell>
          <table:table-cell office:value-type="float" office:value="0.17522" calcext:value-type="float">
            <text:p>0.17522</text:p>
          </table:table-cell>
          <table:table-cell office:value-type="float" office:value="-0.0786659" calcext:value-type="float">
            <text:p>-0.0786659</text:p>
          </table:table-cell>
          <table:table-cell office:value-type="string" calcext:value-type="string">
            <text:p><text:s/></text:p>
          </table:table-cell>
          <table:table-cell office:value-type="float" office:value="0.508099" calcext:value-type="float">
            <text:p>0.508099</text:p>
          </table:table-cell>
          <table:table-cell office:value-type="float" office:value="-0.464353" calcext:value-type="float">
            <text:p>-0.464353</text:p>
          </table:table-cell>
          <table:table-cell office:value-type="float" office:value="0.309504" calcext:value-type="float">
            <text:p>0.309504</text:p>
          </table:table-cell>
          <table:table-cell office:value-type="float" office:value="-0.0101412" calcext:value-type="float">
            <text:p>-0.0101412</text:p>
          </table:table-cell>
          <table:table-cell office:value-type="float" office:value="0.0530088" calcext:value-type="float">
            <text:p>0.0530088</text:p>
          </table:table-cell>
          <table:table-cell office:value-type="float" office:value="-0.0532648" calcext:value-type="float">
            <text:p>-0.0532648</text:p>
          </table:table-cell>
          <table:table-cell office:value-type="float" office:value="0.0118935" calcext:value-type="float">
            <text:p>0.011893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.8801" calcext:value-type="float">
            <text:p>63.8801</text:p>
          </table:table-cell>
          <table:table-cell office:value-type="float" office:value="63.2265" calcext:value-type="float">
            <text:p>63.2265</text:p>
          </table:table-cell>
          <table:table-cell office:value-type="float" office:value="57.9499" calcext:value-type="float">
            <text:p>57.9499</text:p>
          </table:table-cell>
          <table:table-cell office:value-type="string" calcext:value-type="string">
            <text:p><text:s/></text:p>
          </table:table-cell>
          <table:table-cell office:value-type="float" office:value="-0.0312502" calcext:value-type="float">
            <text:p>-0.0312502</text:p>
          </table:table-cell>
          <table:table-cell office:value-type="float" office:value="-0.359748" calcext:value-type="float">
            <text:p>-0.359748</text:p>
          </table:table-cell>
          <table:table-cell office:value-type="float" office:value="0.030053" calcext:value-type="float">
            <text:p>0.030053</text:p>
          </table:table-cell>
          <table:table-cell office:value-type="float" office:value="0.711128" calcext:value-type="float">
            <text:p>0.711128</text:p>
          </table:table-cell>
          <table:table-cell office:value-type="float" office:value="-0.104052" calcext:value-type="float">
            <text:p>-0.104052</text:p>
          </table:table-cell>
          <table:table-cell office:value-type="float" office:value="0.173128" calcext:value-type="float">
            <text:p>0.173128</text:p>
          </table:table-cell>
          <table:table-cell office:value-type="float" office:value="-0.0784195" calcext:value-type="float">
            <text:p>-0.0784195</text:p>
          </table:table-cell>
          <table:table-cell office:value-type="string" calcext:value-type="string">
            <text:p><text:s/></text:p>
          </table:table-cell>
          <table:table-cell office:value-type="float" office:value="0.502165" calcext:value-type="float">
            <text:p>0.502165</text:p>
          </table:table-cell>
          <table:table-cell office:value-type="float" office:value="-0.353377" calcext:value-type="float">
            <text:p>-0.353377</text:p>
          </table:table-cell>
          <table:table-cell office:value-type="float" office:value="0.30125" calcext:value-type="float">
            <text:p>0.30125</text:p>
          </table:table-cell>
          <table:table-cell office:value-type="float" office:value="-0.0514131" calcext:value-type="float">
            <text:p>-0.0514131</text:p>
          </table:table-cell>
          <table:table-cell office:value-type="float" office:value="0.0512612" calcext:value-type="float">
            <text:p>0.0512612</text:p>
          </table:table-cell>
          <table:table-cell office:value-type="float" office:value="-0.104587" calcext:value-type="float">
            <text:p>-0.104587</text:p>
          </table:table-cell>
          <table:table-cell office:value-type="float" office:value="0.0123217" calcext:value-type="float">
            <text:p>0.012321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.6694" calcext:value-type="float">
            <text:p>63.6694</text:p>
          </table:table-cell>
          <table:table-cell office:value-type="float" office:value="63.4516" calcext:value-type="float">
            <text:p>63.4516</text:p>
          </table:table-cell>
          <table:table-cell office:value-type="float" office:value="59.2115" calcext:value-type="float">
            <text:p>59.2115</text:p>
          </table:table-cell>
          <table:table-cell office:value-type="string" calcext:value-type="string">
            <text:p><text:s/></text:p>
          </table:table-cell>
          <table:table-cell office:value-type="float" office:value="-0.0262946" calcext:value-type="float">
            <text:p>-0.0262946</text:p>
          </table:table-cell>
          <table:table-cell office:value-type="float" office:value="-0.364646" calcext:value-type="float">
            <text:p>-0.364646</text:p>
          </table:table-cell>
          <table:table-cell office:value-type="float" office:value="0.035908" calcext:value-type="float">
            <text:p>0.035908</text:p>
          </table:table-cell>
          <table:table-cell office:value-type="float" office:value="0.709312" calcext:value-type="float">
            <text:p>0.709312</text:p>
          </table:table-cell>
          <table:table-cell office:value-type="float" office:value="-0.103041" calcext:value-type="float">
            <text:p>-0.103041</text:p>
          </table:table-cell>
          <table:table-cell office:value-type="float" office:value="0.170055" calcext:value-type="float">
            <text:p>0.170055</text:p>
          </table:table-cell>
          <table:table-cell office:value-type="float" office:value="-0.0781474" calcext:value-type="float">
            <text:p>-0.0781474</text:p>
          </table:table-cell>
          <table:table-cell office:value-type="string" calcext:value-type="string">
            <text:p><text:s/></text:p>
          </table:table-cell>
          <table:table-cell office:value-type="float" office:value="0.495566" calcext:value-type="float">
            <text:p>0.495566</text:p>
          </table:table-cell>
          <table:table-cell office:value-type="float" office:value="-0.244918" calcext:value-type="float">
            <text:p>-0.244918</text:p>
          </table:table-cell>
          <table:table-cell office:value-type="float" office:value="0.29275" calcext:value-type="float">
            <text:p>0.29275</text:p>
          </table:table-cell>
          <table:table-cell office:value-type="float" office:value="-0.0907763" calcext:value-type="float">
            <text:p>-0.0907763</text:p>
          </table:table-cell>
          <table:table-cell office:value-type="float" office:value="0.0505678" calcext:value-type="float">
            <text:p>0.0505678</text:p>
          </table:table-cell>
          <table:table-cell office:value-type="float" office:value="-0.153645" calcext:value-type="float">
            <text:p>-0.153645</text:p>
          </table:table-cell>
          <table:table-cell office:value-type="float" office:value="0.0136069" calcext:value-type="float">
            <text:p>0.0136069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.5975" calcext:value-type="float">
            <text:p>63.5975</text:p>
          </table:table-cell>
          <table:table-cell office:value-type="float" office:value="63.3445" calcext:value-type="float">
            <text:p>63.3445</text:p>
          </table:table-cell>
          <table:table-cell office:value-type="float" office:value="60.3766" calcext:value-type="float">
            <text:p>60.3766</text:p>
          </table:table-cell>
          <table:table-cell office:value-type="string" calcext:value-type="string">
            <text:p><text:s/></text:p>
          </table:table-cell>
          <table:table-cell office:value-type="float" office:value="-0.0214487" calcext:value-type="float">
            <text:p>-0.0214487</text:p>
          </table:table-cell>
          <table:table-cell office:value-type="float" office:value="-0.367059" calcext:value-type="float">
            <text:p>-0.367059</text:p>
          </table:table-cell>
          <table:table-cell office:value-type="float" office:value="0.0415707" calcext:value-type="float">
            <text:p>0.0415707</text:p>
          </table:table-cell>
          <table:table-cell office:value-type="float" office:value="0.706598" calcext:value-type="float">
            <text:p>0.706598</text:p>
          </table:table-cell>
          <table:table-cell office:value-type="float" office:value="-0.10207" calcext:value-type="float">
            <text:p>-0.10207</text:p>
          </table:table-cell>
          <table:table-cell office:value-type="float" office:value="0.16588" calcext:value-type="float">
            <text:p>0.16588</text:p>
          </table:table-cell>
          <table:table-cell office:value-type="float" office:value="-0.0778628" calcext:value-type="float">
            <text:p>-0.0778628</text:p>
          </table:table-cell>
          <table:table-cell office:value-type="string" calcext:value-type="string">
            <text:p><text:s/></text:p>
          </table:table-cell>
          <table:table-cell office:value-type="float" office:value="0.484587" calcext:value-type="float">
            <text:p>0.484587</text:p>
          </table:table-cell>
          <table:table-cell office:value-type="float" office:value="-0.120628" calcext:value-type="float">
            <text:p>-0.120628</text:p>
          </table:table-cell>
          <table:table-cell office:value-type="float" office:value="0.283138" calcext:value-type="float">
            <text:p>0.283138</text:p>
          </table:table-cell>
          <table:table-cell office:value-type="float" office:value="-0.135734" calcext:value-type="float">
            <text:p>-0.135734</text:p>
          </table:table-cell>
          <table:table-cell office:value-type="float" office:value="0.0485459" calcext:value-type="float">
            <text:p>0.0485459</text:p>
          </table:table-cell>
          <table:table-cell office:value-type="float" office:value="-0.208783" calcext:value-type="float">
            <text:p>-0.208783</text:p>
          </table:table-cell>
          <table:table-cell office:value-type="float" office:value="0.0142307" calcext:value-type="float">
            <text:p>0.014230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.5394" calcext:value-type="float">
            <text:p>63.5394</text:p>
          </table:table-cell>
          <table:table-cell office:value-type="float" office:value="63.275" calcext:value-type="float">
            <text:p>63.275</text:p>
          </table:table-cell>
          <table:table-cell office:value-type="float" office:value="61.4413" calcext:value-type="float">
            <text:p>61.4413</text:p>
          </table:table-cell>
          <table:table-cell office:value-type="string" calcext:value-type="string">
            <text:p><text:s/></text:p>
          </table:table-cell>
          <table:table-cell office:value-type="float" office:value="-0.0167442" calcext:value-type="float">
            <text:p>-0.0167442</text:p>
          </table:table-cell>
          <table:table-cell office:value-type="float" office:value="-0.367112" calcext:value-type="float">
            <text:p>-0.367112</text:p>
          </table:table-cell>
          <table:table-cell office:value-type="float" office:value="0.0471055" calcext:value-type="float">
            <text:p>0.0471055</text:p>
          </table:table-cell>
          <table:table-cell office:value-type="float" office:value="0.703048" calcext:value-type="float">
            <text:p>0.703048</text:p>
          </table:table-cell>
          <table:table-cell office:value-type="float" office:value="-0.101211" calcext:value-type="float">
            <text:p>-0.101211</text:p>
          </table:table-cell>
          <table:table-cell office:value-type="float" office:value="0.160689" calcext:value-type="float">
            <text:p>0.160689</text:p>
          </table:table-cell>
          <table:table-cell office:value-type="float" office:value="-0.0776229" calcext:value-type="float">
            <text:p>-0.0776229</text:p>
          </table:table-cell>
          <table:table-cell office:value-type="string" calcext:value-type="string">
            <text:p><text:s/></text:p>
          </table:table-cell>
          <table:table-cell office:value-type="float" office:value="0.470446" calcext:value-type="float">
            <text:p>0.470446</text:p>
          </table:table-cell>
          <table:table-cell office:value-type="float" office:value="-0.0026442" calcext:value-type="float">
            <text:p>-0.0026442</text:p>
          </table:table-cell>
          <table:table-cell office:value-type="float" office:value="0.276737" calcext:value-type="float">
            <text:p>0.276737</text:p>
          </table:table-cell>
          <table:table-cell office:value-type="float" office:value="-0.177512" calcext:value-type="float">
            <text:p>-0.177512</text:p>
          </table:table-cell>
          <table:table-cell office:value-type="float" office:value="0.0429511" calcext:value-type="float">
            <text:p>0.0429511</text:p>
          </table:table-cell>
          <table:table-cell office:value-type="float" office:value="-0.25953" calcext:value-type="float">
            <text:p>-0.25953</text:p>
          </table:table-cell>
          <table:table-cell office:value-type="float" office:value="0.011994" calcext:value-type="float">
            <text:p>0.01199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.4041" calcext:value-type="float">
            <text:p>63.4041</text:p>
          </table:table-cell>
          <table:table-cell office:value-type="float" office:value="63.029" calcext:value-type="float">
            <text:p>63.029</text:p>
          </table:table-cell>
          <table:table-cell office:value-type="float" office:value="62.5207" calcext:value-type="float">
            <text:p>62.5207</text:p>
          </table:table-cell>
          <table:table-cell office:value-type="string" calcext:value-type="string">
            <text:p><text:s/></text:p>
          </table:table-cell>
          <table:table-cell office:value-type="float" office:value="-0.0121607" calcext:value-type="float">
            <text:p>-0.0121607</text:p>
          </table:table-cell>
          <table:table-cell office:value-type="float" office:value="-0.365178" calcext:value-type="float">
            <text:p>-0.365178</text:p>
          </table:table-cell>
          <table:table-cell office:value-type="float" office:value="0.052507" calcext:value-type="float">
            <text:p>0.052507</text:p>
          </table:table-cell>
          <table:table-cell office:value-type="float" office:value="0.698746" calcext:value-type="float">
            <text:p>0.698746</text:p>
          </table:table-cell>
          <table:table-cell office:value-type="float" office:value="-0.10039" calcext:value-type="float">
            <text:p>-0.10039</text:p>
          </table:table-cell>
          <table:table-cell office:value-type="float" office:value="0.154644" calcext:value-type="float">
            <text:p>0.154644</text:p>
          </table:table-cell>
          <table:table-cell office:value-type="float" office:value="-0.0773737" calcext:value-type="float">
            <text:p>-0.0773737</text:p>
          </table:table-cell>
          <table:table-cell office:value-type="string" calcext:value-type="string">
            <text:p><text:s/></text:p>
          </table:table-cell>
          <table:table-cell office:value-type="float" office:value="0.458349" calcext:value-type="float">
            <text:p>0.458349</text:p>
          </table:table-cell>
          <table:table-cell office:value-type="float" office:value="0.0966729" calcext:value-type="float">
            <text:p>0.0966729</text:p>
          </table:table-cell>
          <table:table-cell office:value-type="float" office:value="0.270074" calcext:value-type="float">
            <text:p>0.270074</text:p>
          </table:table-cell>
          <table:table-cell office:value-type="float" office:value="-0.215082" calcext:value-type="float">
            <text:p>-0.215082</text:p>
          </table:table-cell>
          <table:table-cell office:value-type="float" office:value="0.0410571" calcext:value-type="float">
            <text:p>0.0410571</text:p>
          </table:table-cell>
          <table:table-cell office:value-type="float" office:value="-0.302262" calcext:value-type="float">
            <text:p>-0.302262</text:p>
          </table:table-cell>
          <table:table-cell office:value-type="float" office:value="0.0124577" calcext:value-type="float">
            <text:p>0.012457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10675" calcext:value-type="float">
            <text:p>6.10675</text:p>
          </table:table-cell>
          <table:table-cell office:value-type="float" office:value="6.03509" calcext:value-type="float">
            <text:p>6.03509</text:p>
          </table:table-cell>
          <table:table-cell office:value-type="float" office:value="4.40104" calcext:value-type="float">
            <text:p>4.40104</text:p>
          </table:table-cell>
          <table:table-cell office:value-type="string" calcext:value-type="string">
            <text:p><text:s/></text:p>
          </table:table-cell>
          <table:table-cell office:value-type="float" office:value="-0.0117797" calcext:value-type="float">
            <text:p>-0.0117797</text:p>
          </table:table-cell>
          <table:table-cell office:value-type="float" office:value="-0.366799" calcext:value-type="float">
            <text:p>-0.366799</text:p>
          </table:table-cell>
          <table:table-cell office:value-type="float" office:value="0.0533091" calcext:value-type="float">
            <text:p>0.0533091</text:p>
          </table:table-cell>
          <table:table-cell office:value-type="float" office:value="0.699077" calcext:value-type="float">
            <text:p>0.699077</text:p>
          </table:table-cell>
          <table:table-cell office:value-type="float" office:value="-0.100616" calcext:value-type="float">
            <text:p>-0.100616</text:p>
          </table:table-cell>
          <table:table-cell office:value-type="float" office:value="0.154979" calcext:value-type="float">
            <text:p>0.154979</text:p>
          </table:table-cell>
          <table:table-cell office:value-type="float" office:value="-0.0776035" calcext:value-type="float">
            <text:p>-0.0776035</text:p>
          </table:table-cell>
          <table:table-cell office:value-type="string" calcext:value-type="string">
            <text:p><text:s/></text:p>
          </table:table-cell>
          <table:table-cell office:value-type="float" office:value="0.0381071" calcext:value-type="float">
            <text:p>0.0381071</text:p>
          </table:table-cell>
          <table:table-cell office:value-type="float" office:value="-0.0810486" calcext:value-type="float">
            <text:p>-0.0810486</text:p>
          </table:table-cell>
          <table:table-cell office:value-type="float" office:value="0.040106" calcext:value-type="float">
            <text:p>0.040106</text:p>
          </table:table-cell>
          <table:table-cell office:value-type="float" office:value="0.0165457" calcext:value-type="float">
            <text:p>0.0165457</text:p>
          </table:table-cell>
          <table:table-cell office:value-type="float" office:value="-0.01134" calcext:value-type="float">
            <text:p>-0.01134</text:p>
          </table:table-cell>
          <table:table-cell office:value-type="float" office:value="0.0167544" calcext:value-type="float">
            <text:p>0.0167544</text:p>
          </table:table-cell>
          <table:table-cell office:value-type="float" office:value="-0.0114874" calcext:value-type="float">
            <text:p>-0.011487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37968" calcext:value-type="float">
            <text:p>0.737968</text:p>
          </table:table-cell>
          <table:table-cell office:value-type="float" office:value="0.556247" calcext:value-type="float">
            <text:p>0.556247</text:p>
          </table:table-cell>
          <table:table-cell office:value-type="float" office:value="0.68048" calcext:value-type="float">
            <text:p>0.68048</text:p>
          </table:table-cell>
          <table:table-cell office:value-type="string" calcext:value-type="string">
            <text:p><text:s/></text:p>
          </table:table-cell>
          <table:table-cell office:value-type="float" office:value="-0.0117866" calcext:value-type="float">
            <text:p>-0.0117866</text:p>
          </table:table-cell>
          <table:table-cell office:value-type="float" office:value="-0.366771" calcext:value-type="float">
            <text:p>-0.366771</text:p>
          </table:table-cell>
          <table:table-cell office:value-type="float" office:value="0.0532931" calcext:value-type="float">
            <text:p>0.0532931</text:p>
          </table:table-cell>
          <table:table-cell office:value-type="float" office:value="0.699074" calcext:value-type="float">
            <text:p>0.699074</text:p>
          </table:table-cell>
          <table:table-cell office:value-type="float" office:value="-0.100611" calcext:value-type="float">
            <text:p>-0.100611</text:p>
          </table:table-cell>
          <table:table-cell office:value-type="float" office:value="0.154976" calcext:value-type="float">
            <text:p>0.154976</text:p>
          </table:table-cell>
          <table:table-cell office:value-type="float" office:value="-0.077598" calcext:value-type="float">
            <text:p>-0.077598</text:p>
          </table:table-cell>
          <table:table-cell office:value-type="string" calcext:value-type="string">
            <text:p><text:s/></text:p>
          </table:table-cell>
          <table:table-cell office:value-type="float" office:value="-0.000692192" calcext:value-type="float">
            <text:p>-0.000692192</text:p>
          </table:table-cell>
          <table:table-cell office:value-type="float" office:value="0.00141852" calcext:value-type="float">
            <text:p>0.00141852</text:p>
          </table:table-cell>
          <table:table-cell office:value-type="float" office:value="-0.000800203" calcext:value-type="float">
            <text:p>-0.000800203</text:p>
          </table:table-cell>
          <table:table-cell table:style-name="ce1" office:value-type="float" office:value="-0.000121879" calcext:value-type="float">
            <text:p>-1.22E-04</text:p>
          </table:table-cell>
          <table:table-cell table:style-name="ce1" office:value-type="float" office:value="0.000289105" calcext:value-type="float">
            <text:p>2.89E-04</text:p>
          </table:table-cell>
          <table:table-cell table:style-name="ce1" office:value-type="float" office:value="-0.000130014" calcext:value-type="float">
            <text:p>-1.30E-04</text:p>
          </table:table-cell>
          <table:table-cell table:style-name="ce1" office:value-type="float" office:value="0.000270891" calcext:value-type="float">
            <text:p>2.71E-0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16441" calcext:value-type="float">
            <text:p>0.816441</text:p>
          </table:table-cell>
          <table:table-cell office:value-type="float" office:value="0.565769" calcext:value-type="float">
            <text:p>0.565769</text:p>
          </table:table-cell>
          <table:table-cell office:value-type="float" office:value="0.574056" calcext:value-type="float">
            <text:p>0.574056</text:p>
          </table:table-cell>
          <table:table-cell office:value-type="string" calcext:value-type="string">
            <text:p><text:s/></text:p>
          </table:table-cell>
          <table:table-cell office:value-type="float" office:value="-0.011783" calcext:value-type="float">
            <text:p>-0.011783</text:p>
          </table:table-cell>
          <table:table-cell office:value-type="float" office:value="-0.366857" calcext:value-type="float">
            <text:p>-0.366857</text:p>
          </table:table-cell>
          <table:table-cell office:value-type="float" office:value="0.0533106" calcext:value-type="float">
            <text:p>0.0533106</text:p>
          </table:table-cell>
          <table:table-cell office:value-type="float" office:value="0.699107" calcext:value-type="float">
            <text:p>0.699107</text:p>
          </table:table-cell>
          <table:table-cell office:value-type="float" office:value="-0.10062" calcext:value-type="float">
            <text:p>-0.10062</text:p>
          </table:table-cell>
          <table:table-cell office:value-type="float" office:value="0.155017" calcext:value-type="float">
            <text:p>0.155017</text:p>
          </table:table-cell>
          <table:table-cell office:value-type="float" office:value="-0.0776065" calcext:value-type="float">
            <text:p>-0.0776065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0.000357806" calcext:value-type="float">
            <text:p>3.58E-04</text:p>
          </table:table-cell>
          <table:table-cell office:value-type="float" office:value="-0.00431311" calcext:value-type="float">
            <text:p>-0.00431311</text:p>
          </table:table-cell>
          <table:table-cell office:value-type="float" office:value="0.000874619" calcext:value-type="float">
            <text:p>0.000874619</text:p>
          </table:table-cell>
          <table:table-cell office:value-type="float" office:value="0.00163672" calcext:value-type="float">
            <text:p>0.00163672</text:p>
          </table:table-cell>
          <table:table-cell table:style-name="ce1" office:value-type="float" office:value="-0.000460221" calcext:value-type="float">
            <text:p>-4.60E-04</text:p>
          </table:table-cell>
          <table:table-cell office:value-type="float" office:value="0.00202559" calcext:value-type="float">
            <text:p>0.00202559</text:p>
          </table:table-cell>
          <table:table-cell table:style-name="ce1" office:value-type="float" office:value="-0.000421235" calcext:value-type="float">
            <text:p>-4.21E-0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04217" calcext:value-type="float">
            <text:p>0.804217</text:p>
          </table:table-cell>
          <table:table-cell office:value-type="float" office:value="0.570401" calcext:value-type="float">
            <text:p>0.570401</text:p>
          </table:table-cell>
          <table:table-cell office:value-type="float" office:value="0.585632" calcext:value-type="float">
            <text:p>0.585632</text:p>
          </table:table-cell>
          <table:table-cell office:value-type="string" calcext:value-type="string">
            <text:p><text:s/></text:p>
          </table:table-cell>
          <table:table-cell office:value-type="float" office:value="-0.0117829" calcext:value-type="float">
            <text:p>-0.0117829</text:p>
          </table:table-cell>
          <table:table-cell office:value-type="float" office:value="-0.366876" calcext:value-type="float">
            <text:p>-0.366876</text:p>
          </table:table-cell>
          <table:table-cell office:value-type="float" office:value="0.0533143" calcext:value-type="float">
            <text:p>0.0533143</text:p>
          </table:table-cell>
          <table:table-cell office:value-type="float" office:value="0.699114" calcext:value-type="float">
            <text:p>0.699114</text:p>
          </table:table-cell>
          <table:table-cell office:value-type="float" office:value="-0.100623" calcext:value-type="float">
            <text:p>-0.100623</text:p>
          </table:table-cell>
          <table:table-cell office:value-type="float" office:value="0.155026" calcext:value-type="float">
            <text:p>0.155026</text:p>
          </table:table-cell>
          <table:table-cell office:value-type="float" office:value="-0.0776089" calcext:value-type="float">
            <text:p>-0.0776089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0.0000127093" calcext:value-type="float">
            <text:p>1.27E-05</text:p>
          </table:table-cell>
          <table:table-cell office:value-type="float" office:value="-0.00093761" calcext:value-type="float">
            <text:p>-0.00093761</text:p>
          </table:table-cell>
          <table:table-cell table:style-name="ce1" office:value-type="float" office:value="0.000188001" calcext:value-type="float">
            <text:p>1.88E-04</text:p>
          </table:table-cell>
          <table:table-cell table:style-name="ce1" office:value-type="float" office:value="0.000354884" calcext:value-type="float">
            <text:p>3.55E-04</text:p>
          </table:table-cell>
          <table:table-cell table:style-name="ce1" office:value-type="float" office:value="-0.00014416" calcext:value-type="float">
            <text:p>-1.44E-04</text:p>
          </table:table-cell>
          <table:table-cell table:style-name="ce1" office:value-type="float" office:value="0.000446404" calcext:value-type="float">
            <text:p>4.46E-04</text:p>
          </table:table-cell>
          <table:table-cell table:style-name="ce1" office:value-type="float" office:value="-0.000123575" calcext:value-type="float">
            <text:p>-1.24E-0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04754" calcext:value-type="float">
            <text:p>0.804754</text:p>
          </table:table-cell>
          <table:table-cell office:value-type="float" office:value="0.564511" calcext:value-type="float">
            <text:p>0.564511</text:p>
          </table:table-cell>
          <table:table-cell office:value-type="float" office:value="0.580371" calcext:value-type="float">
            <text:p>0.580371</text:p>
          </table:table-cell>
          <table:table-cell office:value-type="string" calcext:value-type="string">
            <text:p><text:s/></text:p>
          </table:table-cell>
          <table:table-cell office:value-type="float" office:value="-0.0117837" calcext:value-type="float">
            <text:p>-0.0117837</text:p>
          </table:table-cell>
          <table:table-cell office:value-type="float" office:value="-0.366868" calcext:value-type="float">
            <text:p>-0.366868</text:p>
          </table:table-cell>
          <table:table-cell office:value-type="float" office:value="0.0533144" calcext:value-type="float">
            <text:p>0.0533144</text:p>
          </table:table-cell>
          <table:table-cell office:value-type="float" office:value="0.699112" calcext:value-type="float">
            <text:p>0.699112</text:p>
          </table:table-cell>
          <table:table-cell office:value-type="float" office:value="-0.100624" calcext:value-type="float">
            <text:p>-0.100624</text:p>
          </table:table-cell>
          <table:table-cell office:value-type="float" office:value="0.155022" calcext:value-type="float">
            <text:p>0.155022</text:p>
          </table:table-cell>
          <table:table-cell office:value-type="float" office:value="-0.07761" calcext:value-type="float">
            <text:p>-0.07761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-0.0000817129" calcext:value-type="float">
            <text:p>-8.17E-05</text:p>
          </table:table-cell>
          <table:table-cell table:style-name="ce1" office:value-type="float" office:value="0.000405421" calcext:value-type="float">
            <text:p>4.05E-04</text:p>
          </table:table-cell>
          <table:table-cell table:style-name="ce1" office:value-type="float" office:value="0.00000105265" calcext:value-type="float">
            <text:p>1.05E-06</text:p>
          </table:table-cell>
          <table:table-cell table:style-name="ce1" office:value-type="float" office:value="-0.000121261" calcext:value-type="float">
            <text:p>-1.21E-04</text:p>
          </table:table-cell>
          <table:table-cell table:style-name="ce1" office:value-type="float" office:value="-0.0000704867" calcext:value-type="float">
            <text:p>-7.05E-05</text:p>
          </table:table-cell>
          <table:table-cell table:style-name="ce1" office:value-type="float" office:value="-0.000178078" calcext:value-type="float">
            <text:p>-1.78E-04</text:p>
          </table:table-cell>
          <table:table-cell table:style-name="ce1" office:value-type="float" office:value="-0.000051148" calcext:value-type="float">
            <text:p>-5.11E-0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04754" calcext:value-type="float">
            <text:p>0.804754</text:p>
          </table:table-cell>
          <table:table-cell office:value-type="float" office:value="0.564511" calcext:value-type="float">
            <text:p>0.564511</text:p>
          </table:table-cell>
          <table:table-cell office:value-type="float" office:value="0.58382" calcext:value-type="float">
            <text:p>0.58382</text:p>
          </table:table-cell>
          <table:table-cell office:value-type="string" calcext:value-type="string">
            <text:p><text:s/></text:p>
          </table:table-cell>
          <table:table-cell office:value-type="float" office:value="-0.0117839" calcext:value-type="float">
            <text:p>-0.0117839</text:p>
          </table:table-cell>
          <table:table-cell office:value-type="float" office:value="-0.366872" calcext:value-type="float">
            <text:p>-0.366872</text:p>
          </table:table-cell>
          <table:table-cell office:value-type="float" office:value="0.0533158" calcext:value-type="float">
            <text:p>0.0533158</text:p>
          </table:table-cell>
          <table:table-cell office:value-type="float" office:value="0.699114" calcext:value-type="float">
            <text:p>0.699114</text:p>
          </table:table-cell>
          <table:table-cell office:value-type="float" office:value="-0.100626" calcext:value-type="float">
            <text:p>-0.100626</text:p>
          </table:table-cell>
          <table:table-cell office:value-type="float" office:value="0.155025" calcext:value-type="float">
            <text:p>0.155025</text:p>
          </table:table-cell>
          <table:table-cell office:value-type="float" office:value="-0.0776112" calcext:value-type="float">
            <text:p>-0.0776112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-0.0000204777" calcext:value-type="float">
            <text:p>-2.05E-05</text:p>
          </table:table-cell>
          <table:table-cell table:style-name="ce1" office:value-type="float" office:value="-0.000215733" calcext:value-type="float">
            <text:p>-2.16E-04</text:p>
          </table:table-cell>
          <table:table-cell table:style-name="ce1" office:value-type="float" office:value="0.0000703601" calcext:value-type="float">
            <text:p>7.04E-05</text:p>
          </table:table-cell>
          <table:table-cell table:style-name="ce1" office:value-type="float" office:value="0.000117244" calcext:value-type="float">
            <text:p>1.17E-04</text:p>
          </table:table-cell>
          <table:table-cell table:style-name="ce1" office:value-type="float" office:value="-0.0000734375" calcext:value-type="float">
            <text:p>-7.34E-05</text:p>
          </table:table-cell>
          <table:table-cell table:style-name="ce1" office:value-type="float" office:value="0.000128884" calcext:value-type="float">
            <text:p>1.29E-04</text:p>
          </table:table-cell>
          <table:table-cell table:style-name="ce1" office:value-type="float" office:value="-0.000060973" calcext:value-type="float">
            <text:p>-6.10E-0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04754" calcext:value-type="float">
            <text:p>0.804754</text:p>
          </table:table-cell>
          <table:table-cell office:value-type="float" office:value="0.570057" calcext:value-type="float">
            <text:p>0.570057</text:p>
          </table:table-cell>
          <table:table-cell office:value-type="float" office:value="0.580371" calcext:value-type="float">
            <text:p>0.580371</text:p>
          </table:table-cell>
          <table:table-cell office:value-type="string" calcext:value-type="string">
            <text:p><text:s/></text:p>
          </table:table-cell>
          <table:table-cell office:value-type="float" office:value="-0.0117839" calcext:value-type="float">
            <text:p>-0.0117839</text:p>
          </table:table-cell>
          <table:table-cell office:value-type="float" office:value="-0.366871" calcext:value-type="float">
            <text:p>-0.366871</text:p>
          </table:table-cell>
          <table:table-cell office:value-type="float" office:value="0.0533157" calcext:value-type="float">
            <text:p>0.0533157</text:p>
          </table:table-cell>
          <table:table-cell office:value-type="float" office:value="0.699114" calcext:value-type="float">
            <text:p>0.699114</text:p>
          </table:table-cell>
          <table:table-cell office:value-type="float" office:value="-0.100626" calcext:value-type="float">
            <text:p>-0.100626</text:p>
          </table:table-cell>
          <table:table-cell office:value-type="float" office:value="0.155024" calcext:value-type="float">
            <text:p>0.155024</text:p>
          </table:table-cell>
          <table:table-cell office:value-type="float" office:value="-0.0776111" calcext:value-type="float">
            <text:p>-0.0776111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0.000000766847" calcext:value-type="float">
            <text:p>7.67E-07</text:p>
          </table:table-cell>
          <table:table-cell table:style-name="ce1" office:value-type="float" office:value="0.0000331516" calcext:value-type="float">
            <text:p>3.32E-05</text:p>
          </table:table-cell>
          <table:table-cell table:style-name="ce1" office:value-type="float" office:value="-0.00000423464" calcext:value-type="float">
            <text:p>-4.23E-06</text:p>
          </table:table-cell>
          <table:table-cell table:style-name="ce1" office:value-type="float" office:value="-0.0000297385" calcext:value-type="float">
            <text:p>-2.97E-05</text:p>
          </table:table-cell>
          <table:table-cell table:style-name="ce1" office:value-type="float" office:value="0.00000201999" calcext:value-type="float">
            <text:p>2.02E-06</text:p>
          </table:table-cell>
          <table:table-cell table:style-name="ce1" office:value-type="float" office:value="-0.000031212" calcext:value-type="float">
            <text:p>-3.12E-05</text:p>
          </table:table-cell>
          <table:table-cell table:style-name="ce1" office:value-type="float" office:value="0.00000236031" calcext:value-type="float">
            <text:p>2.36E-0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08333" calcext:value-type="float">
            <text:p>0.808333</text:p>
          </table:table-cell>
          <table:table-cell office:value-type="float" office:value="0.564511" calcext:value-type="float">
            <text:p>0.564511</text:p>
          </table:table-cell>
          <table:table-cell office:value-type="float" office:value="0.57854" calcext:value-type="float">
            <text:p>0.57854</text:p>
          </table:table-cell>
          <table:table-cell office:value-type="string" calcext:value-type="string">
            <text:p><text:s/></text:p>
          </table:table-cell>
          <table:table-cell office:value-type="float" office:value="-0.0117836" calcext:value-type="float">
            <text:p>-0.0117836</text:p>
          </table:table-cell>
          <table:table-cell office:value-type="float" office:value="-0.366868" calcext:value-type="float">
            <text:p>-0.366868</text:p>
          </table:table-cell>
          <table:table-cell office:value-type="float" office:value="0.0533153" calcext:value-type="float">
            <text:p>0.0533153</text:p>
          </table:table-cell>
          <table:table-cell office:value-type="float" office:value="0.699113" calcext:value-type="float">
            <text:p>0.699113</text:p>
          </table:table-cell>
          <table:table-cell office:value-type="float" office:value="-0.100625" calcext:value-type="float">
            <text:p>-0.100625</text:p>
          </table:table-cell>
          <table:table-cell office:value-type="float" office:value="0.155023" calcext:value-type="float">
            <text:p>0.155023</text:p>
          </table:table-cell>
          <table:table-cell office:value-type="float" office:value="-0.0776106" calcext:value-type="float">
            <text:p>-0.0776106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0.0000308102" calcext:value-type="float">
            <text:p>3.08E-05</text:p>
          </table:table-cell>
          <table:table-cell table:style-name="ce1" office:value-type="float" office:value="0.000164226" calcext:value-type="float">
            <text:p>1.64E-04</text:p>
          </table:table-cell>
          <table:table-cell table:style-name="ce1" office:value-type="float" office:value="-0.0000167671" calcext:value-type="float">
            <text:p>-1.68E-05</text:p>
          </table:table-cell>
          <table:table-cell table:style-name="ce1" office:value-type="float" office:value="-0.000046119" calcext:value-type="float">
            <text:p>-4.61E-05</text:p>
          </table:table-cell>
          <table:table-cell table:style-name="ce1" office:value-type="float" office:value="0.0000341226" calcext:value-type="float">
            <text:p>3.41E-05</text:p>
          </table:table-cell>
          <table:table-cell table:style-name="ce1" office:value-type="float" office:value="-0.0000715531" calcext:value-type="float">
            <text:p>-7.16E-05</text:p>
          </table:table-cell>
          <table:table-cell table:style-name="ce1" office:value-type="float" office:value="0.000026377" calcext:value-type="float">
            <text:p>2.64E-0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04754" calcext:value-type="float">
            <text:p>0.804754</text:p>
          </table:table-cell>
          <table:table-cell office:value-type="float" office:value="0.570057" calcext:value-type="float">
            <text:p>0.570057</text:p>
          </table:table-cell>
          <table:table-cell office:value-type="float" office:value="0.588496" calcext:value-type="float">
            <text:p>0.588496</text:p>
          </table:table-cell>
          <table:table-cell office:value-type="string" calcext:value-type="string">
            <text:p><text:s/></text:p>
          </table:table-cell>
          <table:table-cell office:value-type="float" office:value="-0.0117857" calcext:value-type="float">
            <text:p>-0.0117857</text:p>
          </table:table-cell>
          <table:table-cell office:value-type="float" office:value="-0.366856" calcext:value-type="float">
            <text:p>-0.366856</text:p>
          </table:table-cell>
          <table:table-cell office:value-type="float" office:value="0.0533155" calcext:value-type="float">
            <text:p>0.0533155</text:p>
          </table:table-cell>
          <table:table-cell office:value-type="float" office:value="0.699109" calcext:value-type="float">
            <text:p>0.699109</text:p>
          </table:table-cell>
          <table:table-cell office:value-type="float" office:value="-0.100628" calcext:value-type="float">
            <text:p>-0.100628</text:p>
          </table:table-cell>
          <table:table-cell office:value-type="float" office:value="0.155017" calcext:value-type="float">
            <text:p>0.155017</text:p>
          </table:table-cell>
          <table:table-cell office:value-type="float" office:value="-0.0776132" calcext:value-type="float">
            <text:p>-0.0776132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-0.000208005" calcext:value-type="float">
            <text:p>-2.08E-04</text:p>
          </table:table-cell>
          <table:table-cell office:value-type="float" office:value="0.000610453" calcext:value-type="float">
            <text:p>0.000610453</text:p>
          </table:table-cell>
          <table:table-cell table:style-name="ce1" office:value-type="float" office:value="0.00000889341" calcext:value-type="float">
            <text:p>8.89E-06</text:p>
          </table:table-cell>
          <table:table-cell table:style-name="ce1" office:value-type="float" office:value="-0.000188982" calcext:value-type="float">
            <text:p>-1.89E-04</text:p>
          </table:table-cell>
          <table:table-cell table:style-name="ce1" office:value-type="float" office:value="-0.000174263" calcext:value-type="float">
            <text:p>-1.74E-04</text:p>
          </table:table-cell>
          <table:table-cell table:style-name="ce1" office:value-type="float" office:value="-0.000267193" calcext:value-type="float">
            <text:p>-2.67E-04</text:p>
          </table:table-cell>
          <table:table-cell table:style-name="ce1" office:value-type="float" office:value="-0.000127188" calcext:value-type="float">
            <text:p>-1.27E-0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08018" calcext:value-type="float">
            <text:p>0.808018</text:p>
          </table:table-cell>
          <table:table-cell office:value-type="float" office:value="0.570057" calcext:value-type="float">
            <text:p>0.570057</text:p>
          </table:table-cell>
          <table:table-cell office:value-type="float" office:value="0.58382" calcext:value-type="float">
            <text:p>0.58382</text:p>
          </table:table-cell>
          <table:table-cell office:value-type="string" calcext:value-type="string">
            <text:p><text:s/></text:p>
          </table:table-cell>
          <table:table-cell office:value-type="float" office:value="-0.0117845" calcext:value-type="float">
            <text:p>-0.0117845</text:p>
          </table:table-cell>
          <table:table-cell office:value-type="float" office:value="-0.366866" calcext:value-type="float">
            <text:p>-0.366866</text:p>
          </table:table-cell>
          <table:table-cell office:value-type="float" office:value="0.0533156" calcext:value-type="float">
            <text:p>0.0533156</text:p>
          </table:table-cell>
          <table:table-cell office:value-type="float" office:value="0.699112" calcext:value-type="float">
            <text:p>0.699112</text:p>
          </table:table-cell>
          <table:table-cell office:value-type="float" office:value="-0.100626" calcext:value-type="float">
            <text:p>-0.100626</text:p>
          </table:table-cell>
          <table:table-cell office:value-type="float" office:value="0.155022" calcext:value-type="float">
            <text:p>0.155022</text:p>
          </table:table-cell>
          <table:table-cell office:value-type="float" office:value="-0.0776118" calcext:value-type="float">
            <text:p>-0.0776118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0.0001188" calcext:value-type="float">
            <text:p>1.19E-04</text:p>
          </table:table-cell>
          <table:table-cell table:style-name="ce1" office:value-type="float" office:value="-0.000493113" calcext:value-type="float">
            <text:p>-4.93E-04</text:p>
          </table:table-cell>
          <table:table-cell table:style-name="ce1" office:value-type="float" office:value="0.0000045328" calcext:value-type="float">
            <text:p>4.53E-06</text:p>
          </table:table-cell>
          <table:table-cell table:style-name="ce1" office:value-type="float" office:value="0.000169431" calcext:value-type="float">
            <text:p>1.69E-04</text:p>
          </table:table-cell>
          <table:table-cell table:style-name="ce1" office:value-type="float" office:value="0.0000957265" calcext:value-type="float">
            <text:p>9.57E-05</text:p>
          </table:table-cell>
          <table:table-cell table:style-name="ce1" office:value-type="float" office:value="0.000232102" calcext:value-type="float">
            <text:p>2.32E-04</text:p>
          </table:table-cell>
          <table:table-cell table:style-name="ce1" office:value-type="float" office:value="0.0000684678" calcext:value-type="float">
            <text:p>6.85E-0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.9791" calcext:value-type="float">
            <text:p>48.9791</text:p>
          </table:table-cell>
          <table:table-cell office:value-type="float" office:value="41.6221" calcext:value-type="float">
            <text:p>41.6221</text:p>
          </table:table-cell>
          <table:table-cell office:value-type="float" office:value="65.2256" calcext:value-type="float">
            <text:p>65.2256</text:p>
          </table:table-cell>
          <table:table-cell office:value-type="string" calcext:value-type="string">
            <text:p><text:s/></text:p>
          </table:table-cell>
          <table:table-cell office:value-type="float" office:value="-0.0191961" calcext:value-type="float">
            <text:p>-0.0191961</text:p>
          </table:table-cell>
          <table:table-cell office:value-type="float" office:value="-0.366123" calcext:value-type="float">
            <text:p>-0.366123</text:p>
          </table:table-cell>
          <table:table-cell office:value-type="float" office:value="0.0528585" calcext:value-type="float">
            <text:p>0.0528585</text:p>
          </table:table-cell>
          <table:table-cell office:value-type="float" office:value="0.70163" calcext:value-type="float">
            <text:p>0.70163</text:p>
          </table:table-cell>
          <table:table-cell office:value-type="float" office:value="-0.110403" calcext:value-type="float">
            <text:p>-0.110403</text:p>
          </table:table-cell>
          <table:table-cell office:value-type="float" office:value="0.158971" calcext:value-type="float">
            <text:p>0.158971</text:p>
          </table:table-cell>
          <table:table-cell office:value-type="float" office:value="-0.0847853" calcext:value-type="float">
            <text:p>-0.0847853</text:p>
          </table:table-cell>
          <table:table-cell office:value-type="string" calcext:value-type="string">
            <text:p><text:s/></text:p>
          </table:table-cell>
          <table:table-cell office:value-type="float" office:value="-0.741163" calcext:value-type="float">
            <text:p>-0.741163</text:p>
          </table:table-cell>
          <table:table-cell office:value-type="float" office:value="0.0371374" calcext:value-type="float">
            <text:p>0.0371374</text:p>
          </table:table-cell>
          <table:table-cell office:value-type="float" office:value="-0.0228572" calcext:value-type="float">
            <text:p>-0.0228572</text:p>
          </table:table-cell>
          <table:table-cell office:value-type="float" office:value="0.125889" calcext:value-type="float">
            <text:p>0.125889</text:p>
          </table:table-cell>
          <table:table-cell office:value-type="float" office:value="-0.488809" calcext:value-type="float">
            <text:p>-0.488809</text:p>
          </table:table-cell>
          <table:table-cell office:value-type="float" office:value="0.197445" calcext:value-type="float">
            <text:p>0.197445</text:p>
          </table:table-cell>
          <table:table-cell office:value-type="float" office:value="-0.358677" calcext:value-type="float">
            <text:p>-0.35867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1.6657" calcext:value-type="float">
            <text:p>51.6657</text:p>
          </table:table-cell>
          <table:table-cell office:value-type="float" office:value="46.7776" calcext:value-type="float">
            <text:p>46.7776</text:p>
          </table:table-cell>
          <table:table-cell office:value-type="float" office:value="72.0888" calcext:value-type="float">
            <text:p>72.0888</text:p>
          </table:table-cell>
          <table:table-cell office:value-type="string" calcext:value-type="string">
            <text:p><text:s/></text:p>
          </table:table-cell>
          <table:table-cell office:value-type="float" office:value="-0.0276586" calcext:value-type="float">
            <text:p>-0.0276586</text:p>
          </table:table-cell>
          <table:table-cell office:value-type="float" office:value="-0.361241" calcext:value-type="float">
            <text:p>-0.361241</text:p>
          </table:table-cell>
          <table:table-cell office:value-type="float" office:value="0.051736" calcext:value-type="float">
            <text:p>0.051736</text:p>
          </table:table-cell>
          <table:table-cell office:value-type="float" office:value="0.702488" calcext:value-type="float">
            <text:p>0.702488</text:p>
          </table:table-cell>
          <table:table-cell office:value-type="float" office:value="-0.121262" calcext:value-type="float">
            <text:p>-0.121262</text:p>
          </table:table-cell>
          <table:table-cell office:value-type="float" office:value="0.161167" calcext:value-type="float">
            <text:p>0.161167</text:p>
          </table:table-cell>
          <table:table-cell office:value-type="float" office:value="-0.0926895" calcext:value-type="float">
            <text:p>-0.0926895</text:p>
          </table:table-cell>
          <table:table-cell office:value-type="string" calcext:value-type="string">
            <text:p><text:s/></text:p>
          </table:table-cell>
          <table:table-cell office:value-type="float" office:value="-0.846251" calcext:value-type="float">
            <text:p>-0.846251</text:p>
          </table:table-cell>
          <table:table-cell office:value-type="float" office:value="0.244094" calcext:value-type="float">
            <text:p>0.244094</text:p>
          </table:table-cell>
          <table:table-cell office:value-type="float" office:value="-0.0561244" calcext:value-type="float">
            <text:p>-0.0561244</text:p>
          </table:table-cell>
          <table:table-cell office:value-type="float" office:value="0.0429125" calcext:value-type="float">
            <text:p>0.0429125</text:p>
          </table:table-cell>
          <table:table-cell office:value-type="float" office:value="-0.542977" calcext:value-type="float">
            <text:p>-0.542977</text:p>
          </table:table-cell>
          <table:table-cell office:value-type="float" office:value="0.109816" calcext:value-type="float">
            <text:p>0.109816</text:p>
          </table:table-cell>
          <table:table-cell office:value-type="float" office:value="-0.395207" calcext:value-type="float">
            <text:p>-0.39520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.8162" calcext:value-type="float">
            <text:p>47.8162</text:p>
          </table:table-cell>
          <table:table-cell office:value-type="float" office:value="47.3177" calcext:value-type="float">
            <text:p>47.3177</text:p>
          </table:table-cell>
          <table:table-cell office:value-type="float" office:value="70.8468" calcext:value-type="float">
            <text:p>70.8468</text:p>
          </table:table-cell>
          <table:table-cell office:value-type="string" calcext:value-type="string">
            <text:p><text:s/></text:p>
          </table:table-cell>
          <table:table-cell office:value-type="float" office:value="-0.0361278" calcext:value-type="float">
            <text:p>-0.0361278</text:p>
          </table:table-cell>
          <table:table-cell office:value-type="float" office:value="-0.353394" calcext:value-type="float">
            <text:p>-0.353394</text:p>
          </table:table-cell>
          <table:table-cell office:value-type="float" office:value="0.0500476" calcext:value-type="float">
            <text:p>0.0500476</text:p>
          </table:table-cell>
          <table:table-cell office:value-type="float" office:value="0.702059" calcext:value-type="float">
            <text:p>0.702059</text:p>
          </table:table-cell>
          <table:table-cell office:value-type="float" office:value="-0.131871" calcext:value-type="float">
            <text:p>-0.131871</text:p>
          </table:table-cell>
          <table:table-cell office:value-type="float" office:value="0.161939" calcext:value-type="float">
            <text:p>0.161939</text:p>
          </table:table-cell>
          <table:table-cell office:value-type="float" office:value="-0.100357" calcext:value-type="float">
            <text:p>-0.100357</text:p>
          </table:table-cell>
          <table:table-cell office:value-type="string" calcext:value-type="string">
            <text:p><text:s/></text:p>
          </table:table-cell>
          <table:table-cell office:value-type="float" office:value="-0.846914" calcext:value-type="float">
            <text:p>-0.846914</text:p>
          </table:table-cell>
          <table:table-cell office:value-type="float" office:value="0.392373" calcext:value-type="float">
            <text:p>0.392373</text:p>
          </table:table-cell>
          <table:table-cell office:value-type="float" office:value="-0.0844178" calcext:value-type="float">
            <text:p>-0.0844178</text:p>
          </table:table-cell>
          <table:table-cell office:value-type="float" office:value="-0.0214442" calcext:value-type="float">
            <text:p>-0.0214442</text:p>
          </table:table-cell>
          <table:table-cell office:value-type="float" office:value="-0.53043" calcext:value-type="float">
            <text:p>-0.53043</text:p>
          </table:table-cell>
          <table:table-cell office:value-type="float" office:value="0.0385787" calcext:value-type="float">
            <text:p>0.0385787</text:p>
          </table:table-cell>
          <table:table-cell office:value-type="float" office:value="-0.38336" calcext:value-type="float">
            <text:p>-0.3833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.4138" calcext:value-type="float">
            <text:p>44.4138</text:p>
          </table:table-cell>
          <table:table-cell office:value-type="float" office:value="48.1185" calcext:value-type="float">
            <text:p>48.1185</text:p>
          </table:table-cell>
          <table:table-cell office:value-type="float" office:value="69.7055" calcext:value-type="float">
            <text:p>69.7055</text:p>
          </table:table-cell>
          <table:table-cell office:value-type="string" calcext:value-type="string">
            <text:p><text:s/></text:p>
          </table:table-cell>
          <table:table-cell office:value-type="float" office:value="-0.0446103" calcext:value-type="float">
            <text:p>-0.0446103</text:p>
          </table:table-cell>
          <table:table-cell office:value-type="float" office:value="-0.343203" calcext:value-type="float">
            <text:p>-0.343203</text:p>
          </table:table-cell>
          <table:table-cell office:value-type="float" office:value="0.0479101" calcext:value-type="float">
            <text:p>0.0479101</text:p>
          </table:table-cell>
          <table:table-cell office:value-type="float" office:value="0.700728" calcext:value-type="float">
            <text:p>0.700728</text:p>
          </table:table-cell>
          <table:table-cell office:value-type="float" office:value="-0.142363" calcext:value-type="float">
            <text:p>-0.142363</text:p>
          </table:table-cell>
          <table:table-cell office:value-type="float" office:value="0.16178" calcext:value-type="float">
            <text:p>0.16178</text:p>
          </table:table-cell>
          <table:table-cell office:value-type="float" office:value="-0.107902" calcext:value-type="float">
            <text:p>-0.107902</text:p>
          </table:table-cell>
          <table:table-cell office:value-type="string" calcext:value-type="string">
            <text:p><text:s/></text:p>
          </table:table-cell>
          <table:table-cell office:value-type="float" office:value="-0.848252" calcext:value-type="float">
            <text:p>-0.848252</text:p>
          </table:table-cell>
          <table:table-cell office:value-type="float" office:value="0.509527" calcext:value-type="float">
            <text:p>0.509527</text:p>
          </table:table-cell>
          <table:table-cell office:value-type="float" office:value="-0.106874" calcext:value-type="float">
            <text:p>-0.106874</text:p>
          </table:table-cell>
          <table:table-cell office:value-type="float" office:value="-0.0665479" calcext:value-type="float">
            <text:p>-0.0665479</text:p>
          </table:table-cell>
          <table:table-cell office:value-type="float" office:value="-0.524601" calcext:value-type="float">
            <text:p>-0.524601</text:p>
          </table:table-cell>
          <table:table-cell office:value-type="float" office:value="-0.00794409" calcext:value-type="float">
            <text:p>-0.00794409</text:p>
          </table:table-cell>
          <table:table-cell office:value-type="float" office:value="-0.377263" calcext:value-type="float">
            <text:p>-0.37726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0942" calcext:value-type="float">
            <text:p>41.0942</text:p>
          </table:table-cell>
          <table:table-cell office:value-type="float" office:value="49.0898" calcext:value-type="float">
            <text:p>49.0898</text:p>
          </table:table-cell>
          <table:table-cell office:value-type="float" office:value="67.975" calcext:value-type="float">
            <text:p>67.975</text:p>
          </table:table-cell>
          <table:table-cell office:value-type="string" calcext:value-type="string">
            <text:p><text:s/></text:p>
          </table:table-cell>
          <table:table-cell office:value-type="float" office:value="-0.0530764" calcext:value-type="float">
            <text:p>-0.0530764</text:p>
          </table:table-cell>
          <table:table-cell office:value-type="float" office:value="-0.330316" calcext:value-type="float">
            <text:p>-0.330316</text:p>
          </table:table-cell>
          <table:table-cell office:value-type="float" office:value="0.0452242" calcext:value-type="float">
            <text:p>0.0452242</text:p>
          </table:table-cell>
          <table:table-cell office:value-type="float" office:value="0.698215" calcext:value-type="float">
            <text:p>0.698215</text:p>
          </table:table-cell>
          <table:table-cell office:value-type="float" office:value="-0.15269" calcext:value-type="float">
            <text:p>-0.15269</text:p>
          </table:table-cell>
          <table:table-cell office:value-type="float" office:value="0.160479" calcext:value-type="float">
            <text:p>0.160479</text:p>
          </table:table-cell>
          <table:table-cell office:value-type="float" office:value="-0.115279" calcext:value-type="float">
            <text:p>-0.115279</text:p>
          </table:table-cell>
          <table:table-cell office:value-type="string" calcext:value-type="string">
            <text:p><text:s/></text:p>
          </table:table-cell>
          <table:table-cell office:value-type="float" office:value="-0.846611" calcext:value-type="float">
            <text:p>-0.846611</text:p>
          </table:table-cell>
          <table:table-cell office:value-type="float" office:value="0.644339" calcext:value-type="float">
            <text:p>0.644339</text:p>
          </table:table-cell>
          <table:table-cell office:value-type="float" office:value="-0.134299" calcext:value-type="float">
            <text:p>-0.134299</text:p>
          </table:table-cell>
          <table:table-cell office:value-type="float" office:value="-0.125661" calcext:value-type="float">
            <text:p>-0.125661</text:p>
          </table:table-cell>
          <table:table-cell office:value-type="float" office:value="-0.516348" calcext:value-type="float">
            <text:p>-0.516348</text:p>
          </table:table-cell>
          <table:table-cell office:value-type="float" office:value="-0.0650552" calcext:value-type="float">
            <text:p>-0.0650552</text:p>
          </table:table-cell>
          <table:table-cell office:value-type="float" office:value="-0.368857" calcext:value-type="float">
            <text:p>-0.36885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.3869" calcext:value-type="float">
            <text:p>38.3869</text:p>
          </table:table-cell>
          <table:table-cell office:value-type="float" office:value="50.1486" calcext:value-type="float">
            <text:p>50.1486</text:p>
          </table:table-cell>
          <table:table-cell office:value-type="float" office:value="66.1006" calcext:value-type="float">
            <text:p>66.1006</text:p>
          </table:table-cell>
          <table:table-cell office:value-type="string" calcext:value-type="string">
            <text:p><text:s/></text:p>
          </table:table-cell>
          <table:table-cell office:value-type="float" office:value="-0.0615685" calcext:value-type="float">
            <text:p>-0.0615685</text:p>
          </table:table-cell>
          <table:table-cell office:value-type="float" office:value="-0.314564" calcext:value-type="float">
            <text:p>-0.314564</text:p>
          </table:table-cell>
          <table:table-cell office:value-type="float" office:value="0.041993" calcext:value-type="float">
            <text:p>0.041993</text:p>
          </table:table-cell>
          <table:table-cell office:value-type="float" office:value="0.694404" calcext:value-type="float">
            <text:p>0.694404</text:p>
          </table:table-cell>
          <table:table-cell office:value-type="float" office:value="-0.162985" calcext:value-type="float">
            <text:p>-0.162985</text:p>
          </table:table-cell>
          <table:table-cell office:value-type="float" office:value="0.15802" calcext:value-type="float">
            <text:p>0.15802</text:p>
          </table:table-cell>
          <table:table-cell office:value-type="float" office:value="-0.122587" calcext:value-type="float">
            <text:p>-0.122587</text:p>
          </table:table-cell>
          <table:table-cell office:value-type="string" calcext:value-type="string">
            <text:p><text:s/></text:p>
          </table:table-cell>
          <table:table-cell office:value-type="float" office:value="-0.849214" calcext:value-type="float">
            <text:p>-0.849214</text:p>
          </table:table-cell>
          <table:table-cell office:value-type="float" office:value="0.787596" calcext:value-type="float">
            <text:p>0.787596</text:p>
          </table:table-cell>
          <table:table-cell office:value-type="float" office:value="-0.16156" calcext:value-type="float">
            <text:p>-0.16156</text:p>
          </table:table-cell>
          <table:table-cell office:value-type="float" office:value="-0.190543" calcext:value-type="float">
            <text:p>-0.190543</text:p>
          </table:table-cell>
          <table:table-cell office:value-type="float" office:value="-0.514766" calcext:value-type="float">
            <text:p>-0.514766</text:p>
          </table:table-cell>
          <table:table-cell office:value-type="float" office:value="-0.122963" calcext:value-type="float">
            <text:p>-0.122963</text:p>
          </table:table-cell>
          <table:table-cell office:value-type="float" office:value="-0.365419" calcext:value-type="float">
            <text:p>-0.365419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.023" calcext:value-type="float">
            <text:p>36.023</text:p>
          </table:table-cell>
          <table:table-cell office:value-type="float" office:value="51.3828" calcext:value-type="float">
            <text:p>51.3828</text:p>
          </table:table-cell>
          <table:table-cell office:value-type="float" office:value="63.647" calcext:value-type="float">
            <text:p>63.647</text:p>
          </table:table-cell>
          <table:table-cell office:value-type="string" calcext:value-type="string">
            <text:p><text:s/></text:p>
          </table:table-cell>
          <table:table-cell office:value-type="float" office:value="-0.0700632" calcext:value-type="float">
            <text:p>-0.0700632</text:p>
          </table:table-cell>
          <table:table-cell office:value-type="float" office:value="-0.295433" calcext:value-type="float">
            <text:p>-0.295433</text:p>
          </table:table-cell>
          <table:table-cell office:value-type="float" office:value="0.038091" calcext:value-type="float">
            <text:p>0.038091</text:p>
          </table:table-cell>
          <table:table-cell office:value-type="float" office:value="0.688873" calcext:value-type="float">
            <text:p>0.688873</text:p>
          </table:table-cell>
          <table:table-cell office:value-type="float" office:value="-0.173184" calcext:value-type="float">
            <text:p>-0.173184</text:p>
          </table:table-cell>
          <table:table-cell office:value-type="float" office:value="0.154137" calcext:value-type="float">
            <text:p>0.154137</text:p>
          </table:table-cell>
          <table:table-cell office:value-type="float" office:value="-0.129765" calcext:value-type="float">
            <text:p>-0.129765</text:p>
          </table:table-cell>
          <table:table-cell office:value-type="string" calcext:value-type="string">
            <text:p><text:s/></text:p>
          </table:table-cell>
          <table:table-cell office:value-type="float" office:value="-0.849465" calcext:value-type="float">
            <text:p>-0.849465</text:p>
          </table:table-cell>
          <table:table-cell office:value-type="float" office:value="0.95658" calcext:value-type="float">
            <text:p>0.95658</text:p>
          </table:table-cell>
          <table:table-cell office:value-type="float" office:value="-0.195097" calcext:value-type="float">
            <text:p>-0.195097</text:p>
          </table:table-cell>
          <table:table-cell office:value-type="float" office:value="-0.276585" calcext:value-type="float">
            <text:p>-0.276585</text:p>
          </table:table-cell>
          <table:table-cell office:value-type="float" office:value="-0.509925" calcext:value-type="float">
            <text:p>-0.509925</text:p>
          </table:table-cell>
          <table:table-cell office:value-type="float" office:value="-0.194121" calcext:value-type="float">
            <text:p>-0.194121</text:p>
          </table:table-cell>
          <table:table-cell office:value-type="float" office:value="-0.358883" calcext:value-type="float">
            <text:p>-0.35888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4.2242" calcext:value-type="float">
            <text:p>34.2242</text:p>
          </table:table-cell>
          <table:table-cell office:value-type="float" office:value="52.7509" calcext:value-type="float">
            <text:p>52.7509</text:p>
          </table:table-cell>
          <table:table-cell office:value-type="float" office:value="61.0634" calcext:value-type="float">
            <text:p>61.0634</text:p>
          </table:table-cell>
          <table:table-cell office:value-type="string" calcext:value-type="string">
            <text:p><text:s/></text:p>
          </table:table-cell>
          <table:table-cell office:value-type="float" office:value="-0.078594" calcext:value-type="float">
            <text:p>-0.078594</text:p>
          </table:table-cell>
          <table:table-cell office:value-type="float" office:value="-0.275433" calcext:value-type="float">
            <text:p>-0.275433</text:p>
          </table:table-cell>
          <table:table-cell office:value-type="float" office:value="0.0336366" calcext:value-type="float">
            <text:p>0.0336366</text:p>
          </table:table-cell>
          <table:table-cell office:value-type="float" office:value="0.68166" calcext:value-type="float">
            <text:p>0.68166</text:p>
          </table:table-cell>
          <table:table-cell office:value-type="float" office:value="-0.183482" calcext:value-type="float">
            <text:p>-0.183482</text:p>
          </table:table-cell>
          <table:table-cell office:value-type="float" office:value="0.14906" calcext:value-type="float">
            <text:p>0.14906</text:p>
          </table:table-cell>
          <table:table-cell office:value-type="float" office:value="-0.136972" calcext:value-type="float">
            <text:p>-0.136972</text:p>
          </table:table-cell>
          <table:table-cell office:value-type="string" calcext:value-type="string">
            <text:p><text:s/></text:p>
          </table:table-cell>
          <table:table-cell office:value-type="float" office:value="-0.85308" calcext:value-type="float">
            <text:p>-0.85308</text:p>
          </table:table-cell>
          <table:table-cell office:value-type="float" office:value="1" calcext:value-type="float">
            <text:p>1</text:p>
          </table:table-cell>
          <table:table-cell office:value-type="float" office:value="-0.222722" calcext:value-type="float">
            <text:p>-0.222722</text:p>
          </table:table-cell>
          <table:table-cell office:value-type="float" office:value="-0.360637" calcext:value-type="float">
            <text:p>-0.360637</text:p>
          </table:table-cell>
          <table:table-cell office:value-type="float" office:value="-0.514945" calcext:value-type="float">
            <text:p>-0.514945</text:p>
          </table:table-cell>
          <table:table-cell office:value-type="float" office:value="-0.253852" calcext:value-type="float">
            <text:p>-0.253852</text:p>
          </table:table-cell>
          <table:table-cell office:value-type="float" office:value="-0.360359" calcext:value-type="float">
            <text:p>-0.360359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1.2056" calcext:value-type="float">
            <text:p>31.2056</text:p>
          </table:table-cell>
          <table:table-cell office:value-type="float" office:value="54.7264" calcext:value-type="float">
            <text:p>54.7264</text:p>
          </table:table-cell>
          <table:table-cell office:value-type="float" office:value="55.9278" calcext:value-type="float">
            <text:p>55.9278</text:p>
          </table:table-cell>
          <table:table-cell office:value-type="string" calcext:value-type="string">
            <text:p><text:s/></text:p>
          </table:table-cell>
          <table:table-cell office:value-type="float" office:value="-0.0871355" calcext:value-type="float">
            <text:p>-0.0871355</text:p>
          </table:table-cell>
          <table:table-cell office:value-type="float" office:value="-0.255433" calcext:value-type="float">
            <text:p>-0.255433</text:p>
          </table:table-cell>
          <table:table-cell office:value-type="float" office:value="0.0286417" calcext:value-type="float">
            <text:p>0.0286417</text:p>
          </table:table-cell>
          <table:table-cell office:value-type="float" office:value="0.672936" calcext:value-type="float">
            <text:p>0.672936</text:p>
          </table:table-cell>
          <table:table-cell office:value-type="float" office:value="-0.193935" calcext:value-type="float">
            <text:p>-0.193935</text:p>
          </table:table-cell>
          <table:table-cell office:value-type="float" office:value="0.142523" calcext:value-type="float">
            <text:p>0.142523</text:p>
          </table:table-cell>
          <table:table-cell office:value-type="float" office:value="-0.144272" calcext:value-type="float">
            <text:p>-0.144272</text:p>
          </table:table-cell>
          <table:table-cell office:value-type="string" calcext:value-type="string">
            <text:p><text:s/></text:p>
          </table:table-cell>
          <table:table-cell office:value-type="float" office:value="-0.85415" calcext:value-type="float">
            <text:p>-0.85415</text:p>
          </table:table-cell>
          <table:table-cell office:value-type="float" office:value="1" calcext:value-type="float">
            <text:p>1</text:p>
          </table:table-cell>
          <table:table-cell office:value-type="float" office:value="-0.249745" calcext:value-type="float">
            <text:p>-0.249745</text:p>
          </table:table-cell>
          <table:table-cell office:value-type="float" office:value="-0.436219" calcext:value-type="float">
            <text:p>-0.436219</text:p>
          </table:table-cell>
          <table:table-cell office:value-type="float" office:value="-0.522632" calcext:value-type="float">
            <text:p>-0.522632</text:p>
          </table:table-cell>
          <table:table-cell office:value-type="float" office:value="-0.326874" calcext:value-type="float">
            <text:p>-0.326874</text:p>
          </table:table-cell>
          <table:table-cell office:value-type="float" office:value="-0.364973" calcext:value-type="float">
            <text:p>-0.364973</text:p>
          </table:table-cell>
          <table:table-cell table:number-columns-repeated="2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00:48:49.291538671</meta:creation-date>
    <dc:date>2016-12-16T00:54:32.422494272</dc:date>
    <meta:editing-duration>PT13S</meta:editing-duration>
    <meta:editing-cycles>1</meta:editing-cycles>
    <meta:generator>LibreOffice/5.2.3.3$Linux_X86_64 LibreOffice_project/20m0$Build-3</meta:generator>
    <meta:document-statistic meta:table-count="1" meta:cell-count="1100" meta:object-count="0"/>
  </office:meta>
</office:document-meta>
</file>